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4" style:family="paragraph" style:parent-style-name="Standard">
      <style:paragraph-properties fo:margin-bottom="0.1667in" style:line-height-at-least="0.2361in"/>
      <style:text-properties style:font-name="PingFang TC" fo:font-size="12.0pt" fo:color="#000000" fo:background-color="#ececec"/>
    </style:style>
    <style:style style:name="P5"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李秉叡 | 2009.09.30 16:12 | </text:span><text:span text:style-name="T2">#</text:span></text:p>
      <text:p text:style-name="P2"><text:span text:style-name="T1">聯合國報告稱以色列和哈馬斯均犯有戰爭罪</text:span><text:span text:style-name="T3"><text:line-break/></text:span><text:span text:style-name="T1">2009-09-16 14:05:56 　來源：國際線上專稿 　編輯：唐華</text:span></text:p>
      <text:p text:style-name="P2"><text:span text:style-name="T3"><text:line-break/></text:span><text:span text:style-name="T1">　　國際線上專稿：據美國有線電視新聞網9月15日報道，聯合國加沙調查委員會15日在紐約聯合國總部公佈的一份報告指出，在2009年初發生在加沙的衝突中，巴以雙方軍事人員都有嚴重的戰爭犯罪行為，違反了人道主義法。</text:span></text:p>
      <text:p text:style-name="P2"><text:span text:style-name="T1">　　儘管聯合國調查報告中提及了巴勒斯坦武裝組織哈馬斯有戰爭犯罪行為，但在574頁的報告中，將主要譴責目標對準了以色列。報告指出，以色列國防軍未能按照《國際法》的相關規定，儘量減少平民傷亡和平民目標的損失。以色列向巴勒斯坦平民地區發射白磷彈等化學武器，蓄意向醫院等中立機構發射高性能炸彈等行為，未能提前對平民和聯合國工作人員提出有效警告。此外，以色列國防軍還利用巴勒斯坦平民作為肉盾，利用他們探路。</text:span></text:p>
      <text:p text:style-name="P2"><text:span text:style-name="T1">　　調查委員會負責人、南非法官理查德·戈德斯通表示，調查中發現的種種情況顯示，在以色列對加沙展開的軍事行動中，多次嚴重違反國際法，包括人道主義法和人權法。調查委員會因此得出結論，以色列國防軍所採取的行動已經構成戰爭罪，在某些方面甚至構成反人類罪。</text:span></text:p>
      <text:p text:style-name="P2"><text:span text:style-name="T1">　　戈德斯通表示，調查期間，以色列採取不配合態度，以色列外交部在一份聲明中表示：“以色列不能與這樣的調查團合作，因為它顯然偏向巴勒斯坦一方，忽略了哈馬斯向以色列南部成千上萬以色列平民發射導彈襲擊的事實，而這正是以色列採取必要行動的原因。”</text:span></text:p>
      <text:p text:style-name="P2"><text:span text:style-name="T1">　　調查報告同時指出，加沙地帶的巴勒斯坦武裝組織發射的火箭彈和迫擊炮襲擊同樣是蓄意行為，並造成平民傷亡，因此委員會認為這些行為同樣構成戰爭罪，並也可能構成反人類罪。對此，哈馬斯發言人薩米·祖裏說：“這份報告顯然是以色列軍隊的犯罪證據。”但他反駁報告中提及哈馬斯武裝人員也犯有戰爭罪的指控。他說：“巴勒斯坦在保護自己，《國際法》也允許我們那樣做”。</text:span></text:p>
      <text:p text:style-name="P2"><text:span text:style-name="T1">　　聯合國調查報告提議，安理會應該對以色列政府施壓，要求其在3個月內對聯合國報告中提及的犯罪行為進行獨立調查，同時接受國際犯罪法庭的調查。報告也呼籲巴勒斯坦對針對其犯罪指控進行調查，並要求哈馬斯尊重人道主義法，從人道主義立場出發，釋放被俘以軍士兵沙利特。（楊柳）</text:span></text:p>
      <text:p text:style-name="P2"><text:span text:style-name="T1">文章來源：http://big5.chinabroadcast.cn/gate/big5/gb.cri.cn/27824/2009/09/16/2805s2623292.htm</text:span></text:p>
      <text:p text:style-name="P3"/>
      <text:p text:style-name="P1"><text:span text:style-name="T1">陳真 | 2009.09.29 18:54 | </text:span><text:span text:style-name="T2">#</text:span></text:p>
      <text:p text:style-name="P4"><text:span text:style-name="T1">雖然不是藝術家,但我也去簽了名,還留了一個fuck america 的評論.</text:span></text:p>
      <text:p text:style-name="P4"><text:span text:style-name="T1">陳真</text:span><text:span text:style-name="T3"><text:line-break/></text:span><text:span text:style-name="T1">p.s.: 為什麼我們這留言板道德水平這麼高,連 S E X 這樣的單字也不允許出現.我只好一一改為 se-x,請讀者明察.</text:span></text:p>
      <text:p text:style-name="P4"><text:span text:style-name="T1">===============</text:span><text:span text:style-name="T3"><text:line-break/></text:span><text:span text:style-name="T1">特赦波蘭斯基 波法向美陳情</text:span></text:p>
      <text:p text:style-name="P4"><text:span text:style-name="T1">【聯合報╱編譯莊蕙嘉／報導】 2009.09.29 04:16 am</text:span><text:span text:style-name="T3"><text:line-break/></text:span></text:p>
      <text:p text:style-name="P4"><text:span text:style-name="T1">名導演羅曼波蘭斯基（Roman Polanski）26日因30多年前性侵未成年少女案在瑞士被捕，歐洲政府首長和藝文圈人士震驚且憤怒，波蘭和法國要求瑞士立刻讓他交保，並敦促美國特赦他，案件升高為國際爭端。</text:span></text:p>
      <text:p text:style-name="P4"><text:span text:style-name="T1">波、法兩國外長席科斯基與庫希內，已聯名致函美國國務卿希拉蕊‧柯林頓，請她要求總統歐巴馬特赦波蘭斯基。波蘭斯基原籍波蘭，目前已取得法國籍並定居法國。</text:span></text:p>
      <text:p text:style-name="P4"><text:span text:style-name="T1">波蘭斯基也透過律師要求瑞士讓他交保，並表明拒絕被引渡到美國。美國可在兩個月內提出引渡他的要求，雙方可能在瑞士法院進行數個月訴訟。</text:span></text:p>
      <text:p text:style-name="P4"><text:span text:style-name="T1">正和波蘭斯基合作拍片的英國作家哈里斯對波蘭斯基被捕感到驚訝，他表示「波蘭斯基在瑞士有一棟房子，我過去一兩年間曾到那裡跟他一起工作兩三次」。律師也證實今年稍早波蘭斯基在瑞士渡假聖地古斯塔德住了幾個月，沒想到這次會在瑞士被捕。</text:span></text:p>
      <text:p text:style-name="P4"><text:span text:style-name="T1">瑞士司法部發言人包默說，瑞士對來自法國的旅客很少查驗護照，因此過去並不知道波蘭斯基曾入境，這次他的行程被警方得知，因此將他逮捕。</text:span></text:p>
      <text:p text:style-name="P4"><text:span text:style-name="T1">最近美國正在調查透過瑞士銀行帳戶逃稅的美國富豪，兩國鬧得很不愉快，外界傳聞瑞士此際逮捕波蘭斯基是為了和美國重建關係。但包默斷然否認此說。</text:span></text:p>
      <text:p text:style-name="P4"><text:span text:style-name="T1">波蘭斯基的演員妻子艾曼紐辛納和好萊塢演員哈里遜福特呼籲藝人連署，要求立即釋放波蘭斯基，據稱義大利演員莫妮卡‧貝魯琪和香港導演王家衛也簽了請願書。</text:span></text:p>
      <text:p text:style-name="P4"><text:span text:style-name="T1">【2009/09/29 聯合報】</text:span><text:span text:style-name="T3"><text:line-break/><text:line-break/></text:span><text:span text:style-name="T1">===========</text:span><text:span text:style-name="T3"><text:line-break/></text:span><text:span text:style-name="T1">Top directors rally around Polanski</text:span></text:p>
      <text:p text:style-name="P4"><text:span text:style-name="T1">(AFP) – 4 hours ago</text:span></text:p>
      <text:p text:style-name="P4"><text:span text:style-name="T3"><text:line-break/></text:span><text:span text:style-name="T1">PARIS — Top film directors across the world rallied around Roman Polanksi on Monday, declaring themselves "astonished" at the arrest of the film-maker over a 1977 underage se-x case.</text:span></text:p>
      <text:p text:style-name="P4"><text:span text:style-name="T1">Michael Mann, Wim Wenders and Pedro Almodovar were among more than 70 film industry figures who signed a petition in protest at the detention of the Polish-French director on Saturday in Zurich.</text:span></text:p>
      <text:p text:style-name="P4"><text:span text:style-name="T1">"We demand the immediate release of Roman Polanski," urged the petition, which was coordinated from France by the SACD, an organisation which represents performance and visual artists.</text:span></text:p>
      <text:p text:style-name="P4"><text:span text:style-name="T1">"Film-makers in France, in Europe, in the United States and around the world are dismayed by this decision," the petition said, adding the arrest came as "astonishing news" to the SACD.</text:span></text:p>
      <text:p text:style-name="P4"><text:span text:style-name="T1">"It seems inadmissible to them that an international cultural event, paying homage to one of the greatest contemporary film-makers, is used by police to apprehend him."</text:span></text:p>
      <text:p text:style-name="P4"><text:span text:style-name="T1">Names were piling up on the petition late Monday, and included directors Julian Schnabel, Alejandro Gonzalez Inarritu, Walter Salles and actress Tilda Swinton.</text:span></text:p>
      <text:p text:style-name="P4"><text:span text:style-name="T1">Polanski, who directed "Rosemary's Baby", "Chinatown" and "The Pianist", was detained as he arrived to receive a lifetime achievement award at the Zurich film festival.</text:span></text:p>
      <text:p text:style-name="P4"><text:span text:style-name="T1">The five members of the film festival jury said Monday that the event "had been exploited in an unfair fashion".</text:span></text:p>
      <text:p text:style-name="P4"><text:span text:style-name="T1">Posters were stuck on the cinema where Polanski had been due to receive his award, declaring "Free Polanski" and "No extradition".</text:span></text:p>
      <text:p text:style-name="P4"><text:span text:style-name="T1">The director pleaded guilty three decades ago to having se-x with a 13-year-old girl. His lawyer said Monday he had refused to be extradited from Switzerland to the United States.</text:span></text:p>
      <text:p text:style-name="P4"><text:span text:style-name="T1">The 76-year-old fled the US in 1978 before sentencing on a charge in the underage se-x case. He has never returned, even missing the Oscar award for "The Pianist" in 2003.</text:span></text:p>
      <text:p text:style-name="P4"><text:span text:style-name="T1">France's Society of Film Directors also voiced concern the arrest "could have disastrous consequences for freedom of expression across the world".</text:span></text:p>
      <text:p text:style-name="P4"><text:span text:style-name="T1">Polish film-makers called on their government to act and prevent a "judicial lynching".</text:span></text:p>
      <text:p text:style-name="P4"><text:span text:style-name="T1">Some 100 Swiss artists and intellectuals signed a petition demanding the release of Polanski, while papers in the country lamented that a "trap" had been laid there for the director.</text:span></text:p>
      <text:p text:style-name="P4"><text:span text:style-name="T1">The film industry's outrage was echoed by the international community with France and Poland criticising the arrest.</text:span></text:p>
      <text:p text:style-name="P4"><text:span text:style-name="T1">French Foreign Minister Bernard Kouchner said he was working with his Polish counterpart Radek Sikorski to help Polanski and that they had jointly written to US Secretary of State Hillary Clinton to ask for the charges to be dropped.</text:span></text:p>
      <text:p text:style-name="P4"><text:span text:style-name="T1">"This affair is frankly a bit sinister. Here is a man of such talent, recognized worldwide, recognised especially in the country where he was arrested. This is not nice at all," Kouchner told France-Inter radio.</text:span></text:p>
      <text:p text:style-name="P4"><text:span text:style-name="T1">French Culture Minister Frederic Mitterrand has called the arrest of the film-maker, who lives in Paris, "absolutely horrifying".</text:span></text:p>
      <text:p text:style-name="P4"><text:span text:style-name="T1">Copyright © 2009 AFP.</text:span></text:p>
      <text:p text:style-name="P4"><text:span text:style-name="T1">==============</text:span><text:span text:style-name="T3"><text:line-break/></text:span><text:span text:style-name="T1">Artists demand Polanski's immediate release</text:span></text:p>
      <text:p text:style-name="P4"><text:span text:style-name="T1">Europe News</text:span></text:p>
      <text:p text:style-name="P4"><text:span text:style-name="T1">Sep 28, 2009, 8:12 GMT</text:span></text:p>
      <text:p text:style-name="P4"><text:span text:style-name="T1">Paris - Actors and film directors from around the world have put their names to a petition denouncing the arrest of director Roman Polanski in Switzerland and demanding that he be freed, French media reported Monday.</text:span></text:p>
      <text:p text:style-name="P4"><text:span text:style-name="T1">The artists who joined the demand for Polanski's 'immediate release' from a Zurich jail include actresses Fanny Ardant and Monica Bellucci, directors Ettore Scola, Wong Kar-wai and Costa-Gavras and the president of the Cannes film festival, Gilles Jacob.</text:span></text:p>
      <text:p text:style-name="P4"><text:span text:style-name="T1">A number of film associations, including the Cannes festival, also threw their official support behind the demand.</text:span></text:p>
      <text:p text:style-name="P4"><text:span text:style-name="T1">In addition, newly elected UNESCO director-general Irina Bokova told French TV5 that the arrest of the 76-year-old Polanski under a 31-year-old US arrest warrant on charges of se-x abuse was 'shocking.'</text:span></text:p>
      <text:p text:style-name="P4"><text:span text:style-name="T1">French Culture Minister Frederic Mitterand called the arrest 'absolutely appalling.'</text:span></text:p>
      <text:p text:style-name="P4"><text:span text:style-name="T1">'We know the conditions under which (the arrest) took place. And as there is an America that is generous and which we love, there is also this America that frightens us, and it is this America that has now shown us its face,' Mitterand told Europe 1 radio.</text:span></text:p>
      <text:p text:style-name="P4"><text:span text:style-name="T1">Polanski's French attorney, Herve Temime, told the daily Le Figaro that he would demand Polanski's release.</text:span></text:p>
      <text:p text:style-name="P4"><text:span text:style-name="T1">'It appears that there is a problem of a statute of limitations in a case in which... the supposed victim of the crime withdrew her complaint long ago,' he said.</text:span></text:p>
      <text:p text:style-name="P4"><text:span text:style-name="T1">The woman Polanski is accused of se-xually abusing in 1977, when she was 13, long ago publicly forgave Polanski.</text:span></text:p>
      <text:p text:style-name="P1"><text:span text:style-name="T1">陳真 | 2009.09.29 04:06 | </text:span><text:span text:style-name="T2">#</text:span></text:p>
      <text:p text:style-name="P2"><text:span text:style-name="T1">法國媒體為波蘭斯基鳴不平 "強姦案"是陰謀？</text:span></text:p>
      <text:p text:style-name="P2"><text:span text:style-name="T1">2009-09-28 15:29:27 　</text:span></text:p>
      <text:p text:style-name="P2"><text:span text:style-name="T1">來源：國際線上專稿 　編輯：朱冀湘</text:span></text:p>
      <text:p text:style-name="P2"><text:span text:style-name="T1">殺害導演波蘭斯基妻子的兇手因腦癌死在監獄中(圖)</text:span><text:span text:style-name="T3"><text:line-break/></text:span><text:span text:style-name="T1">波蘭斯基31年前強姦的美國女孩稱願放棄對其指控(圖)</text:span></text:p>
      <text:p text:style-name="P2"><text:span text:style-name="T1">國際線上專稿：據美聯社和英國《泰晤士報》9月28日綜合報道，著名導演羅曼·波蘭斯基因被控于1977年犯下的幼女強姦罪，近日在瑞士蘇黎世機場被捕，並即將被引渡至美國。一些美國民眾及美國媒體將波蘭斯基定性為性虐狂，而法國媒體卻爭相為波蘭斯基鳴不平，稱他是一位遭受不公平待遇的英雄。</text:span></text:p>
      <text:p text:style-name="P2"><text:span text:style-name="T1">“強姦案”是一樁陰謀？</text:span></text:p>
      <text:p text:style-name="P2"><text:span text:style-name="T1">波蘭斯基被捕的原因是被控于1977年與13歲女孩薩曼塔·蓋默發生不正當性關係，後逃離美國。法國媒體認為，波蘭斯基強姦案可能是一起陰謀，因為薩曼塔的母親蘇珊·蓋麗一直希望女兒成為影星，於是將薩曼塔推入了波蘭斯基的懷抱。</text:span></text:p>
      <text:p text:style-name="P2"><text:span text:style-name="T1">此案的另外一個焦點人物是已故高等法院法官勞倫斯·裏特班德(1993年去世)。法國媒體譴責他不守諾言，犯下一系列程序錯誤，借波蘭斯基的名聲為自己賺取名望。</text:span></text:p>
      <text:p text:style-name="P2"><text:span text:style-name="T1">法國諸多評論員認為，波蘭斯基的罪名只是沒有分清性解放的界限。由於波蘭斯基擁有法國護照，他不應被引渡至美國受審。法國媒體及民眾認為波蘭斯基是一位遭受美國不公平的司法待遇的英雄。</text:span></text:p>
      <text:p text:style-name="P2"><text:span text:style-name="T1">被捕是一種解脫</text:span></text:p>
      <text:p text:style-name="P2"><text:span text:style-name="T1">但對於波蘭斯基來說，被捕可能讓他重新得回失去的一件東西：自由。1978年波蘭斯基由美國逃往法國後，逃犯身份一背就是30多年。而他只能在法國和波蘭兩地從事電影拍攝工作。如果此次被判刑，服刑結束後，他便可以自由地在世界各地旅行。波蘭斯基的辯護律師史蒂夫·克羅恩說：“多年來，波蘭斯基一直提心吊膽地生活，突然被捕對他而言也許是個好消息。”</text:span></text:p>
      <text:p text:style-name="P2"><text:span text:style-name="T1">據悉，波蘭斯基起初被控六項重罪，面臨終身監禁的刑罰。後來他簽訂了認罪協議，不過依然面臨著最高達50年的有期徒刑。但是現在，波蘭斯基的案件已經提升到國際高度，瑞士、法國、波蘭以及美國都牽涉其中，錯綜複雜的情況讓引渡及受審變得更加複雜。(沈姝華)</text:span></text:p>
      <text:p text:style-name="P2"><text:span text:style-name="T1">==============</text:span><text:span text:style-name="T3"><text:line-break/></text:span><text:span text:style-name="T1">NOWNews (2009/09/28 16:38)</text:span></text:p>
      <text:p text:style-name="P2"><text:span text:style-name="T3"><text:line-break/></text:span><text:span text:style-name="T1">波蘭斯基被捕演變成國際事件　法外長請希拉蕊給予特赦(2009/09/28 16:38)</text:span></text:p>
      <text:p text:style-name="P2"><text:span text:style-name="T1">波蘭斯基2005年時在巴黎出席一項紀念猶太人浩劫的紀念會上的留影。(圖／達志影像／美聯社) 記者朱錦華／綜合報導</text:span></text:p>
      <text:p text:style-name="P2"><text:span text:style-name="T1">以《戰地琴人》贏得奧斯卡最佳影片、最佳男主角等多項大獎的名導演羅曼波蘭斯基，因為30多年前一宗對未成年少女性侵案仍遭美國通緝，上周末（26日）前往瑞士蘇黎世影展準備接受「終身成就獎」時，在機場被捕。</text:span></text:p>
      <text:p text:style-name="P2"><text:span text:style-name="T1">美國正著手引渡工作，但這可能要花上好幾周、甚至好幾個月時間。由於現年76歲的波蘭斯基是飲譽影壇的知名人士，他的被捕已演變成國際事件，也會讓引渡工件變得更加困難。</text:span></text:p>
      <text:p text:style-name="P2"><text:span text:style-name="T1">目前法國與波蘭兩國都已聯名向瑞士及美國求情，請求他們釋放波蘭斯基。法國外長庫希納更請求美國國務卿希拉蕊給予波蘭斯基特赦。</text:span></text:p>
      <text:p text:style-name="P2"><text:span text:style-name="T1">不過也有法律界人士認為，波蘭斯基返美受審，反而是一勞永逸，徹底解決他這個畢生惡夢的最好方法。</text:span></text:p>
      <text:p text:style-name="P2"><text:span text:style-name="T1">刑事案件律師克隆說：「我想他終有一天還是要出庭的。如果他勇敢面對此案，很有機會獲得撤銷控罪，或是減輕刑期。」</text:span></text:p>
      <text:p text:style-name="P2"><text:span text:style-name="T1">上述案件發生在1977年。波蘭斯基被控在影星傑克尼柯遜位於穆荷蘭大道的家中，跟一名13歲女孩發生關係。他被控六項罪名，最重可能被判無期徒刑。</text:span></text:p>
      <text:p text:style-name="P2"><text:span text:style-name="T1">後來經過認罪協商，1978年時他本已認罪。但後來得知刑期會比原來協商的長得多，他懼怕之下，在此案宣判前夕逃離美國。居住在跟美國沒有引渡條例的法國長達30多年。他甚至不敢去英國拍片，生怕會被引渡回美國。未料這趟在瑞士還是「栽」了。</text:span></text:p>
      <text:p text:style-name="P2"><text:span text:style-name="T1">不久前，HBO推出一部名為「波蘭斯基：亡命天涯的導演」的紀錄片。影片顯示，主審此案的法官與檢方涉嫌勾串。波蘭斯基的代表律師後來指控，上述兩人所作的不當行為，扭曲了整個司法過程。因此基於司法正義，應該撤銷對波蘭斯基的控罪。</text:span></text:p>
      <text:p text:style-name="P2"><text:span text:style-name="T1">波蘭斯基去年曾爭取美國法院駁回這個案子。洛杉磯法院今年1月21日就此案舉行聽証會。但波蘭斯基怕被逮，並未出庭，因此法官拒絕他的要求。</text:span><text:span text:style-name="T3"><text:line-break/></text:span></text:p>
      <text:p text:style-name="P1"><text:span text:style-name="T1">陳真 | 2009.09.29 03:35 | </text:span><text:span text:style-name="T2">#</text:span></text:p>
      <text:p text:style-name="P4"><text:span text:style-name="T1">流亡導演被捕　羅曼波蘭斯基一生動盪</text:span></text:p>
      <text:p text:style-name="P4"><text:span text:style-name="T1">更新日期:2009/09/28 22:25 （中央社台北28日綜合外電報導）被視為當代最佳導演之一的羅曼波蘭斯基（Roman Polanski），曾以電影「戰地琴人」（The Pianist）勇奪奧斯卡金像獎，並以「失嬰記」（Rosemary's Baby）、「黛絲姑娘」（Tess ）獲得奧斯卡提名。而他的動盪人生可能也同樣出名。</text:span></text:p>
      <text:p text:style-name="P4"><text:span text:style-name="T1">「美國有線電視新聞網」（CNN）報導，波蘭斯基26日因遭美國通緝在瑞士被捕，起因為數30多年前的性侵案控訴。他從1972年以來長居法國，不敢回到美國。76歲的波蘭斯基在2003年以「戰地琴人」贏得奧斯卡最佳導演獎時，但未親自領獎。</text:span></text:p>
      <text:p text:style-name="P4"><text:span text:style-name="T1">蘇黎世影展（Zurich Film Festival）單位說，波蘭斯基是在從法國前往瑞士，準備到影展接受終生成就獎時遭瑞士當局逮捕。</text:span></text:p>
      <text:p text:style-name="P4"><text:span text:style-name="T1">他目前處於臨時拘留，可能將被引渡至美國，美方於1978年對波蘭斯基發出逮捕令。</text:span></text:p>
      <text:p text:style-name="P4"><text:span text:style-name="T1">波蘭斯基1977年在法庭上認罪，坦承與未成年少女發生非法性行為，性關係對象是當時13歲的女孩蓋默（Samantha Geimer）。但他在被判刑前逃離美國。</text:span></text:p>
      <text:p text:style-name="P4"><text:span text:style-name="T1">波蘭斯基被控在演員傑克尼柯遜（Jack Nicholson）家中為蓋默拍攝照片時，提供她香檳和安眠酮鎮定劑，並從事包括性關係等多種性行為。當時他43歲。</text:span></text:p>
      <text:p text:style-name="P4"><text:span text:style-name="T1">當時在家的傑克尼柯遜演員女友安傑莉卡休士頓（Anjelica Huston）說：「她看起來是那種年紀可能達到25歲的小妞，一點都不像13歲、怯生生的小孩子。」</text:span></text:p>
      <text:p text:style-name="P4"><text:span text:style-name="T1">她並說，波蘭斯基不像是會對年輕女孩伸出魔爪的男人。「我不認為他是壞人，我覺得他是不快樂的人。」</text:span></text:p>
      <text:p text:style-name="P4"><text:span text:style-name="T1">波蘭斯基1933年生於巴黎，父母是波蘭猶太人。他3歲時與家人返回父親祖國波蘭，定居克拉科夫（Krakow）。納粹入侵後，他的父母被送入集中營：父親在戰爭中喪生，母親死於德國奧斯威辛（Auschwitz）的毒氣室。</text:span></text:p>
      <text:p text:style-name="P4"><text:span text:style-name="T1">波蘭斯基在飽受戰爭蹂躪的波蘭長大，從電影得到慰藉，並參與電台戲劇、舞台劇和電影演出。</text:span></text:p>
      <text:p text:style-name="P4"><text:span text:style-name="T1">1962年，他執導個人首部電影長片「水中刀」（Knife in the water），影片在波蘭未獲注意，但在西方反應熱烈，贏得奧斯卡最佳外語影片提名。</text:span></text:p>
      <text:p text:style-name="P4"><text:span text:style-name="T1">他之後移居英格蘭，與美國女演員莎朗蒂（SharonTate）合拍恐怖嘲諷片「天師捉妖」（Dance with theVampires），兩人並於1968年結婚。</text:span></text:p>
      <text:p text:style-name="P4"><text:span text:style-name="T1">波蘭斯基在轉移陣地到好萊塢後，達到個人顛峰：拜關鍵商業熱門影片「失嬰記」所賜，他成為最熱門導演之一；他同時也抱得美人歸，與莎朗蒂成婚。</text:span></text:p>
      <text:p text:style-name="P4"><text:span text:style-name="T1">然而滿懷希望期在1969年告終，當時懷有8個月身孕的莎朗蒂被連續殺人犯曼森（Charles Manson）的追隨者殺害。</text:span></text:p>
      <text:p text:style-name="P4"><text:span text:style-name="T1">包括莎朗蒂等5人在1969年8月9日午夜過後，死於可以俯瞰加州班乃狄克峽谷（Benedict Canyon）的一棟別墅。</text:span></text:p>
      <text:p text:style-name="P4"><text:span text:style-name="T1">根據曼森和「曼森家族」殺人案檢察官巴格魯斯（Vincent Bugliosi），莎朗蒂曾懇求饒命，卻徒勞無功，她說她想活著生下小孩。</text:span></text:p>
      <text:p text:style-name="P4"><text:span text:style-name="T1">根據時代雜誌（Time），波蘭斯基在妻子死後頭幾年縱慾狂歡，與他共度的女子年紀越來越輕，包括15歲的娜塔莎金斯基（Nastassja Kinski）。（譯者：中央社蔡和穎）980928</text:span><text:span text:style-name="T3"><text:line-break/></text:span></text:p>
      <text:p text:style-name="P1"><text:span text:style-name="T1">陳真 | 2009.09.28 20:19 | </text:span><text:span text:style-name="T2">#</text:span></text:p>
      <text:p text:style-name="P2"><text:span text:style-name="T1">「我很驚訝這件事在這個時候發生，我無法理解此事背後的理由。」</text:span></text:p>
      <text:p text:style-name="P2"><text:span text:style-name="T1">陳真</text:span><text:span text:style-name="T3"><text:line-break/></text:span><text:span text:style-name="T1">=======================</text:span></text:p>
      <text:p text:style-name="P2"><text:span text:style-name="T1">波蘭斯基因30年前舊案被捕　歐洲各界震驚</text:span></text:p>
      <text:p text:style-name="P2"><text:span text:style-name="T1">更新日期:2009/09/28 11:05 蔡佳敏</text:span></text:p>
      <text:p text:style-name="P2"><text:span text:style-name="T1">（法新社巴黎27日電） 曾獲奧斯卡獎肯定的名導演波蘭斯基（Roman Polanski），今天因30年前的性侵兒童指控在瑞士被捕後，各國政府部長、電影導演、作家和知識份子紛紛表達他們的震驚和憤怒。</text:span></text:p>
      <text:p text:style-name="P2"><text:span text:style-name="T1">法國文化部長密特朗（Frederic Mitterrand）對於定居法國的波蘭斯基被補一事，表示譴責，並表示他已與總統沙柯吉（Nicolas Sarkozy）討論此事。</text:span></text:p>
      <text:p text:style-name="P2"><text:span text:style-name="T1">聲明指出，沙柯吉「極關注這件事的發展，並跟大家一樣希望… 此事能盡快獲得解決」。</text:span></text:p>
      <text:p text:style-name="P2"><text:span text:style-name="T1">在華沙，當波蘭總統卡臣斯基（Lech Kaczynski）被問到關於此案的問題時，他表示，他很「驚訝」，也想與美國官員商量此案，但他補充表示，美國人「非常難纏」。</text:span></text:p>
      <text:p text:style-name="P2"><text:span text:style-name="T1">奧斯卡榮譽獎座得主安傑瓦依達（Andrzej Wajda）連同其他波蘭導演，致函波蘭政府，呼籲提供波蘭斯基官方協助，並表示他面臨著「司法私刑」。</text:span></text:p>
      <text:p text:style-name="P2"><text:span text:style-name="T1">波蘭斯基正在準備把英國作家哈瑞斯（RobertHarris）政治驚悚小說「鬼魅」（The Ghost，暫譯）搬上大銀幕。哈瑞斯告訴英國「天空電視新聞網」（SkyNews），他對此事感到驚訝。。</text:span></text:p>
      <text:p text:style-name="P2"><text:span text:style-name="T1">「這張逮捕令已有31年歷史，此外，波蘭斯基在瑞士有一棟房子。我過去一兩年間曾到那裡跟他一起工作兩三次。」</text:span></text:p>
      <text:p text:style-name="P2"><text:span text:style-name="T1">「我很驚訝這件事在這個時候發生，我無法理解此事背後的理由。」（譯者：中央社蔡佳敏）</text:span></text:p>
      <text:p text:style-name="P1"><text:span text:style-name="T1">陳真 | 2009.09.28 02:45 | </text:span><text:span text:style-name="T2">#</text:span></text:p>
      <text:p text:style-name="P4"><text:span text:style-name="T1">我太喜歡波蘭斯基,世界上很少有這麼善良的人了. 可惜他這部新片可能拍不成.</text:span></text:p>
      <text:p text:style-name="P4"><text:span text:style-name="T1">陳真</text:span><text:span text:style-name="T3"><text:line-break/></text:span><text:span text:style-name="T1">==============</text:span><text:span text:style-name="T3"><text:line-break/></text:span><text:span text:style-name="T1">波蘭斯基將拍恐怖電影 原型鎖定“布萊爾”(圖)</text:span></text:p>
      <text:p text:style-name="P4"><text:span text:style-name="T1">http://ent.huash.com 2007年11月12日</text:span></text:p>
      <text:p text:style-name="P4"><text:span text:style-name="T1">英國前任首相托尼·布萊爾(資料圖片)</text:span></text:p>
      <text:p text:style-name="P4"><text:span text:style-name="T1">羅曼-波蘭斯基表示，他將執導一部改編自恐怖小說的影片，它講述了一位英國前首相的故事。有傳聞說，這部戲的男主角的原型是托尼·布萊爾。</text:span></text:p>
      <text:p text:style-name="P4"><text:span text:style-name="T1">這部影片將改編自羅伯特-哈裏斯的小說《幽靈》。在這部小說中的英國首相蘭-亞當面對一項戰爭罪犯指控的威脅，雇用別人寫了他的自傳。據稱，蘭的現實原型是布萊爾。小說《幽靈》於10月出版時，布萊爾立即成爲英國媒體炮轟的物件。記者說，他最近簽署了一份關於撰寫自傳的合同，另外他是“反恐戰爭”的重要支持者。</text:span></text:p>
      <text:p text:style-name="P4"><text:span text:style-name="T1">哈裏斯的最有名著作是《祖國》。他以前是英國的政治記者，和布萊爾是朋友，但幾年前對這位英國首相非常失望。波蘭斯基2003年憑藉影片《鋼琴家》榮獲奧斯卡最佳導演獎。</text:span></text:p>
      <text:p text:style-name="P4"><text:span text:style-name="T1">他在聲明中說：“一直以來我都想導演一部政治恐怖小說，而《幽靈》再合適不過了。”波蘭斯基是法國人，將同哈裏斯擔任編劇。這部影片明年開拍。</text:span></text:p>
      <text:p text:style-name="P4"><text:span text:style-name="T1">影片的拍攝可能遇到一些苦難。該小說的故事發生在美國馬撒葡萄園島，但波蘭斯基從1977年棄保潛逃以來就再也沒有去過美國。當時，他被指控同一個13歲女孩發生性關係。</text:span></text:p>
      <text:p text:style-name="P1"><text:span text:style-name="T1">陳真 | 2009.09.28 02:05 | </text:span><text:span text:style-name="T2">#</text:span></text:p>
      <text:p text:style-name="P2"><text:span text:style-name="T1">底下是我 2003年 4月 5 號登在巴勒網的前身--紀念若雪不鏽鋼網頁的文章 "我為你狂" 之節錄. 我對波蘭斯基的感覺可以用文章中我所翻譯的 Anja 那篇短文來表達.</text:span></text:p>
      <text:p text:style-name="P2"><text:span text:style-name="T1">==================</text:span><text:span text:style-name="T3"><text:line-break/></text:span><text:span text:style-name="T1">我看世界是彩色的，但是跟維根斯坦一樣，當我看人時卻成為色盲，只看到黑白兩種顏色。</text:span></text:p>
      <text:p text:style-name="P2"><text:span text:style-name="T1">人的確有兩種，對法官來講，一種有前科，一種沒有前科；對我來講，一種老實，一種不老實。老實人即便是說謊也充滿真誠；而不老實的人，即便講起實話都讓人覺得不單純，有口無心，另有所圖。不管他說他愛什麼或恨什麼，我都不信，凡是出自這類人士嘴巴的話，只要是公開發表的，一概可以當成放屁，不必當真。</text:span></text:p>
      <text:p text:style-name="P2"><text:span text:style-name="T1">老實人顯然佔了大多數，但是，這些居少數的不老實的傢伙卻反而“統治”了整個台灣社會。</text:span></text:p>
      <text:p text:style-name="P2"><text:span text:style-name="T1">波蘭斯基的＜鋼琴師＞（Pianist）得了去年的坎城大獎，在奧斯卡卻只得了個最佳導演。這個在電影中永遠都讓魔鬼獲勝的“魔鬼代言人”，這回拍片卻讓魔鬼輸了一次。</text:span></text:p>
      <text:p text:style-name="P2"><text:span text:style-name="T1">健康寶寶或謙謙君子大概不會喜歡波蘭斯基和他的電影（你能想像連迷你裙都無法容忍的證嚴法師會喜歡波蘭斯基嗎？），但我想不出來我們有什麼理由抗拒這樣一個偉大的藝術家；他的人和他的作品，以一種奇怪而難以理解的方式感動我。</text:span></text:p>
      <text:p text:style-name="P2"><text:span text:style-name="T1">有個人叫 Anja，他弄了個波蘭斯基的網站（http://www.anjalysholm.dk/polanski.htm），寫了一篇十分動人的介紹詞，我翻譯如下：</text:span></text:p>
      <text:p text:style-name="P2"><text:span text:style-name="T1">「這個網頁是有關我個人對波蘭斯基的感受。我不是要分析電影—這我不在行，我一直認為電影是要給人看，讓人樂在其中，而不是要讓人拿來分析的。我也不是要告訴你有關他的生平—這些資訊，你在網路上其它地方就能找得到。我只是想獻給這位永遠活在我心中的人一點微不足道的敬意。</text:span></text:p>
      <text:p text:style-name="P2"><text:span text:style-name="T1">1993 年 9 月，我讀了一本永遠都無法忘懷的書，那就是波蘭斯基的自傳。在我讀它之前，我只聽過他的名字，知道他是個有名的導演。我在圖書館架上見過這本書好幾次，這書彷彿是在架上求我去讀它似的。經過了很長一段時間，我才決定把它從架上拿下來，因為我實在不知道為什麼我要去閱讀一個我對他一無所知的人的傳記。</text:span></text:p>
      <text:p text:style-name="P2"><text:span text:style-name="T1">但是，有一天，我對自己說，“有何不可？如果這是本爛書，那我讀一半就不讀不就行了？！”</text:span></text:p>
      <text:p text:style-name="P2"><text:span text:style-name="T1">可是，跟你說，這絕不是一本爛書，相反地，它是我讀過最好的一本書。不知道為什麼，當我讀到最後一頁時，我開始一直哭一直哭，哭了又哭。我就是沒辦法不去想到有關他之種種。</text:span></text:p>
      <text:p text:style-name="P2"><text:span text:style-name="T1">於是，我寫了一封信給他，跟他說他那本書給我的感受。我原本不確定他是否能收到信，但他真的收到了。兩個禮拜後，我收到回信，他說，“親愛的 Anja，謝謝你十分美麗的信，我粉高興。祝福。波蘭斯基敬上。”</text:span></text:p>
      <text:p text:style-name="P2"><text:span text:style-name="T1">我該也說他這封來信使我很高興嗎？我到現在都還想不出來為什麼他那本書感動我這麼深，而且，他的一些電影也同樣使我感動，也許有一天，我會知道為什麼。」</text:span></text:p>
      <text:p text:style-name="P2"><text:span text:style-name="T1">講戰爭講到這邊來，我也不知道為什麼，但是，跟這位 Anja 一樣，波蘭斯基同樣深深感動了我，我也不知道為什麼。為什麼“惡”能感動人？為什麼不是幸福而是災難感動了人？我感覺這裏頭似乎藏著一個有關瘋狂與救贖的祕密。</text:span></text:p>
      <text:p text:style-name="P1"><text:span text:style-name="T1">陳真 | 2009.09.28 01:38 | </text:span><text:span text:style-name="T2">#</text:span></text:p>
      <text:p text:style-name="P4"><text:span text:style-name="T1">我的偶像被俘</text:span></text:p>
      <text:p text:style-name="P4"><text:span text:style-name="T1">陳真</text:span><text:span text:style-name="T3"><text:line-break/></text:span><text:span text:style-name="T1">=====================</text:span></text:p>
      <text:p text:style-name="P4"><text:span text:style-name="T1">法國關注波蘭斯基被捕</text:span></text:p>
      <text:p text:style-name="P4"><text:span text:style-name="T1">(明報)2009年9月27日 星期日 23:25</text:span></text:p>
      <text:p text:style-name="P4"><text:span text:style-name="T1">導演波蘭基斯在瑞士被捕，現正等待美國正式要求引渡，法國文化部長密特朗表示，與總統薩爾科齊保持聯繫，總統關注事件。</text:span></text:p>
      <text:p text:style-name="P4"><text:span text:style-name="T1">瑞士司法部發言人柏爾馬稱，現正等候美國正式引渡。但他未有解釋為何波蘭斯基以往到瑞士時未有把他拘捕。波蘭斯基出生於法國，是波蘭猶太人，最近數十年來居於法國。</text:span></text:p>
      <text:p text:style-name="P4"><text:span text:style-name="T1">=========</text:span><text:span text:style-name="T3"><text:line-break/></text:span><text:span text:style-name="T1">美國將引渡導演波蘭斯基</text:span></text:p>
      <text:p text:style-name="P4"><text:span text:style-name="T1">(明報)2009年9月27日 星期日 23:15</text:span></text:p>
      <text:p text:style-name="P4"><text:span text:style-name="T1">瑞士司法部發言人稱，導演波蘭斯基已被捕，正等待引渡到美國。今年76歲的波蘭斯基在1978年逃離美國，之前他被指與一名13歲女童發生性行為，美國政府一直通緝他。</text:span></text:p>
      <text:p text:style-name="P4"><text:span text:style-name="T1">發言人稱，美國政府就1978年的通緝令於2005年發出國際追捕令，在此證實他已被捕。</text:span></text:p>
      <text:p text:style-name="P4"><text:span text:style-name="T1">導演波蘭斯基周六抵埗時被拘捕，他本來到瑞士是領取終身成就獎。</text:span></text:p>
      <text:p text:style-name="P1"><text:span text:style-name="T1">陳真 | 2009.09.27 01:39 | </text:span><text:span text:style-name="T2">#</text:span></text:p>
      <text:p text:style-name="P2"><text:span text:style-name="T1">那些愛台灣整天喊主權的,怎麼都不會生氣? 不會覺得你們選出這種總統很丟人現眼嗎?</text:span></text:p>
      <text:p text:style-name="P2"><text:span text:style-name="T1">陳真</text:span></text:p>
      <text:p text:style-name="P2"><text:span text:style-name="T1">=====================</text:span></text:p>
      <text:p text:style-name="P2"><text:span text:style-name="T1">扁委託美國律師告洋狀　律：扁在位常受AIT指示做事</text:span></text:p>
      <text:p text:style-name="P2"><text:span text:style-name="T1">更新日期:2009/09/26 12:03 政治中心／台北報導</text:span></text:p>
      <text:p text:style-name="P2"><text:span text:style-name="T1">高等法院合議庭對於陳水扁延押的裁定，引起各方關注。為了獲釋，陳水扁甚至越洋委託美國律師，向美國高等軍事法庭提出訴狀，要求介入此案。根據陳水扁美國律師表示，陳水扁在訴狀中提到，他經常接受美國在台協會的指示，甚至會干擾他的總統決策。</text:span></text:p>
      <text:p text:style-name="P2"><text:span text:style-name="T1">阿扁委託律師指出：「他(陳水扁)說，雖然他曾經是中華民國總統，但同時他也擔任美國軍方在台灣的政府管理人。」</text:span></text:p>
      <text:p text:style-name="P2"><text:span text:style-name="T1">阿扁委託律師強調，本案只是要求美軍介入司法管轄權，目前美軍高等法院已經受理，並且將審慎處理。〔新聞來源／東森新聞記者陳昌輝〕</text:span><text:span text:style-name="T3"><text:line-break/></text:span></text:p>
      <text:p text:style-name="P1"><text:span text:style-name="T1">陳真 | 2009.09.26 22:39 | </text:span><text:span text:style-name="T2">#</text:span></text:p>
      <text:p text:style-name="P4"><text:span text:style-name="T1">黨外時有過一次煞有介事的內部路線鬥爭,謂之雞兔同籠事件. 雞代表清廉的,戰鬥的,不妥協的,放火的,充滿理想打死不退的,而兔則是乖乖牌,不乾不淨的,搞娛樂的,放水的,窩囊的,玩假的,搞權勢地位的.</text:span></text:p>
      <text:p text:style-name="P4"><text:span text:style-name="T1">雞派掌門不是別人,就是阿扁,以及邱義仁等所謂新潮流,而兔派則是後來被阿扁重用的一些人,例如康寧祥林文郎等等其他所有非雞派均屬之.</text:span></text:p>
      <text:p text:style-name="P4"><text:span text:style-name="T1">爭執焦點在於雞不願與兔被視為同類,因此要求畫分界限,才不會壞了雞之清譽與革命理想之偉大.</text:span></text:p>
      <text:p text:style-name="P4"><text:span text:style-name="T1">不過才二十幾年的歷史,回頭觀之,很可笑吧,哪來什麼雞鴨牛羊,搞錢搞權可是個個虎豹豺狼,而且青出於藍,有志一同,國民黨根本不是對手.</text:span></text:p>
      <text:p text:style-name="P4"><text:span text:style-name="T1">當你看著這些媒體造勢造出來的老少明星或御用文人們,再看看像大陸的林希翎或台灣的蘇慶黎黃紀男等等那樣一些人,你將會明白把兩者視為同類是多麼大的一種侮辱與誤解.</text:span></text:p>
      <text:p text:style-name="P4"><text:span text:style-name="T1">前者其實就是一種商人,只是他們不是賣碗粿賣炒米粉,而是販賣所謂理想販賣所謂進步販賣所謂價值販賣所謂革命.</text:span></text:p>
      <text:p text:style-name="P4"><text:span text:style-name="T1">維根斯坦說得對,一種思想的價值就在於當事人究竟為它耗損了多少生命,付出了多少代價.</text:span></text:p>
      <text:p text:style-name="P4"><text:span text:style-name="T1">台灣市面上就有很多這類革命販子或理想販子,不曾為革命或理想流過一滴血一滴汗,倒是從中沾滿了油水,光鮮亮麗儼然名流雅士. 但你其實不能怪他們,他們只是社會集體品味的一種必然產物.</text:span></text:p>
      <text:p text:style-name="P4"><text:span text:style-name="T1">陳真</text:span></text:p>
      <text:p text:style-name="P4"><text:span text:style-name="T1">==================</text:span><text:span text:style-name="T3"><text:line-break/></text:span><text:span text:style-name="T1">8年總統聽AIT行事？</text:span></text:p>
      <text:p text:style-name="P4"><text:span text:style-name="T1">(2009/09/25 21:53)</text:span></text:p>
      <text:p text:style-name="P4"><text:span text:style-name="T1">不是蔡守訓就好？前總統陳水扁二審險戰。</text:span></text:p>
      <text:p text:style-name="P4"><text:span text:style-name="T1">社會中心／綜合報導</text:span></text:p>
      <text:p text:style-name="P4"><text:span text:style-name="T1">再度被羈押的前總統陳水扁要狀告美國總統歐巴馬，透過美國委任律師李維，向美國軍事高等法院提出訴狀。陳水扁在訴狀內指出，他在位的8年內，經常接受美國在台協會AIT的指示做事，李維強調訴狀的目的就是要美方介入釋放陳水扁。</text:span></text:p>
      <text:p text:style-name="P4"><text:span text:style-name="T1">扁在訴狀說，他在擔任總統期間，獲得一些關於美國軍事政府管理台灣的知識，以及他必須接受美國軍事政府命令的事實。他並聲稱，他在任內實際上是擔任「在台灣代理美國執行官」，經常接受美國在台協會AIT的指示做事。</text:span></text:p>
      <text:p text:style-name="P4"><text:span text:style-name="T1">根據TVBS報導，李維提交給美國軍事高等法院的訴狀上，清清楚楚寫著要求美國軍事政府指示台灣現任行政長官，停止對陳水扁的政治起訴。</text:span></text:p>
      <text:p text:style-name="P4"><text:span text:style-name="T1">扁甚至在訴狀裡指稱，他在位8年期間，曾經多次接受美國在台協會AIT的指示行事。李維說，「陳水扁曾擔任美國政府代理人，接受美國政府指示，因此應視他為美軍官員。」</text:span></text:p>
      <text:p text:style-name="P1"><text:span text:style-name="T1">陳真 | 2009.09.26 06:21 | </text:span><text:span text:style-name="T2">#</text:span></text:p>
      <text:p text:style-name="P2"><text:span text:style-name="T1">一個清醒的造夢者,跟一個沉睡夢中的人,有著完全不同的世界. 任憑講得天花亂墜,一個言語造夢者永遠不可能明白什麼是夢,而一個沉睡中人,他本身就是一場夢了.</text:span></text:p>
      <text:p text:style-name="P2"><text:span text:style-name="T1">一個旁觀者,一個局外人,跟一個把自己的青春歲月和家人悲歡存亡全數投入夢裏燃燒成灰的黨外人士,看起世界來,色調不同,音符也不一樣. 前者什麼都能說,說不定還當起荒腔走板的歷史解說員來,而後者卻往往語言到了盡頭. 於是我總想起沈從文那些話,他說: 人們可知道,一個人當他心頭被上百個這樣的故事咬住時,是用一種什麼樣的心情過活.</text:span></text:p>
      <text:p text:style-name="P2"><text:span text:style-name="T1">大約是1984年吧,我就站上了黨外群眾場合演講,笨拙的口才,底下卻常傳來聽眾悉悉訴訴的啜泣聲. 差不多也是在那個時候,有一天,認識了一個遠方來客,是個豪氣干雲像武俠小說裏俠女那樣的人物,她叫做林希翎 (本名程海果,但大家都還是叫她林希翎).</text:span></text:p>
      <text:p text:style-name="P2"><text:span text:style-name="T1">我知道她在中國歷史上的顯著地位,知道她有著各式各樣的稱號,但我不喜歡用那樣的方式去理解她. 在我的感覺中,她只是一個人,而就像維根斯坦所歌頌, "人", 大概是人這樣的生物所能達到的最高境界了.</text:span></text:p>
      <text:p text:style-name="P2"><text:span text:style-name="T1">黨外群眾們如果不健忘,理應記得這麼一個人,大嗓門,胖胖的身影,以一種遠超過當時黨外言論尺度的方式,痛罵國共兩黨.</text:span></text:p>
      <text:p text:style-name="P2"><text:span text:style-name="T1">幾天前(21號?), 從鳳凰衛視上知道她死了. 雖不意外,幾天來心頭卻也像壓了塊大石頭似的. 我知她晚年百病纏身,可當一個萍水相逢此生難以再見的遠方友人驟然離世,你還是很難釋懷.</text:span></text:p>
      <text:p text:style-name="P2"><text:span text:style-name="T1">查了一下台灣平面媒體,竟然隻字不提,或許根本不知此人. 之前我曾寫文章批評台大濫用醫療專業,賦予吳淑珍特權,助其多次稱病不出庭,記者來訪時總要問上一句: 陳醫師過去曾經寫過文章嗎? 怎麼會 "突然想" 批評政治? 我都不知道該怎麼回答.</text:span></text:p>
      <text:p text:style-name="P2"><text:span text:style-name="T1">一般台灣人不知林希翎情有可原,可是,當年那些搶著請她上台助選的黨外政客們,難道健忘若此,根本忘了此人? 在瞎捧達賴熱比亞的同時,如果政治人物真的在乎他們所吹捧的那些價值,那麼,沒有人有理由忘記林希翎.</text:span></text:p>
      <text:p text:style-name="P2"><text:span text:style-name="T1">一個萍水相逢的人走了,彷彿帶走的不只是一個生命,而是一道光.或許一個人真的得想辦法自己發出點光芒,否則當這樣那樣的一些光熱逐步泯滅,世界何其黯淡蒼涼.</text:span></text:p>
      <text:p text:style-name="P2"><text:span text:style-name="T1">幾年前,好像是在一個支持六四的聚會上吧,林希翎曾經講了這麼一段話:</text:span></text:p>
      <text:p text:style-name="P2"><text:span text:style-name="T1">「如今當我漸漸地走出了林希翎的政治陰影，找回程海果的自我，再來自我總結時，我覺得我從來就不是任何甚麼『分子』，而只是一個不會講假話的普通人，在以往的政治歷史舞台上我只不過扮演了安徒生的童話《皇帝的新衣》裏的那個三歲小孩的角色而已。</text:span></text:p>
      <text:p text:style-name="P2"><text:span text:style-name="T1">如今我的民主政治理想雖然在現實生活中破碎了，但是為了這些理想我曾獻出了我最寶貴的青春、愛情和大部分的生命，也在為實現理想而奮鬥中流過汗、淚和血，因此在歷史和人民面前我是撫心無愧的。」</text:span></text:p>
      <text:p text:style-name="P2"><text:span text:style-name="T1">跟她一樣,我或許該感謝人們根本不記得我這麼一個曾經是最幼齒的黨外人士,因為我也從來就不是什麼 "份子" 或 "人士",我只是一個人,一個經常感到孤獨與挫折的人,但尼采說得對,你應該慶幸你還會感到孤獨與挫折,因為那意味著你還沒學會世故與狡猾.</text:span></text:p>
      <text:p text:style-name="P2"><text:span text:style-name="T1">這裏有林希翎的照片:(底下網址之wordpress. 和com之間有個空隙要連起來,因為電腦設定不讓我連,很怪異,總是有這種奇怪的電腦設定.)</text:span></text:p>
      <text:p text:style-name="P2"><text:span text:style-name="T1">http://homecoming8964.wordpress. com/2009/02/04/hello-world/</text:span></text:p>
      <text:p text:style-name="P1"><text:span text:style-name="T1">陳真 | 2009.09.26 03:03 | </text:span><text:span text:style-name="T2">#</text:span></text:p>
      <text:p text:style-name="P4"><text:span text:style-name="T1">阿扁委託美國律師在美國對歐巴馬提出控告,控告他 "沒有負起軍事佔領台灣的義務",竟然讓一個非法的中華民國流亡政府來判他的罪. 阿扁說,所有這個政府的判決與統治都是非法,也因此是無效的(媽的不早說,過去的稅豈不都白繳了?)</text:span></text:p>
      <text:p text:style-name="P4"><text:span text:style-name="T1">阿扁說,他自己不但是以 "流亡政府的總統" 提起告訴,而且是以 "美國軍官" 的身份要求美國對台實施軍事統治,並應讓他享受美國法律的保護.</text:span></text:p>
      <text:p text:style-name="P4"><text:span text:style-name="T1">扁還說,八年來,他都是根據 AIT 的指示辦事,因此,自己不折不扣就是美國軍事佔領地的一個美國軍官. 但美國本國政府迄今並沒有實質軍事佔領台灣,因此他要控告美國總統與美國國防部長嚴重失職,放任非法流亡政府非法統治台灣半個多世紀.</text:span></text:p>
      <text:p text:style-name="P4"><text:span text:style-name="T1">沒有看報紙的人一定以為我在胡扯,但這些的的確確都是阿扁所說,他的美國代理律師(一個美國人)剛才還上電視,洋洋灑灑闡述其當事人(也就是阿扁)為何是美國軍官的一番道理,並指控美國政府讓其軍官遭到非法流亡政府的非法審判.</text:span></text:p>
      <text:p text:style-name="P4"><text:span text:style-name="T1">綠營當家大老們覺得這樣講沒什麼啊,企圖淡化了事,但謝長廷則稱讚阿扁說他提出一個 "很嚴肅很複雜的問題". 一些綠營阿西支持者則興高采烈,但更多的人卻說阿扁瘋了.</text:span></text:p>
      <text:p text:style-name="P4"><text:span text:style-name="T1">但扁其實沒有瘋,綠營這些人,不但沒瘋,而且個個智商破表,特別是我認識已超過23 年的阿扁,智商之高,無法衡量. 我可以用一句話來總結其為人: 阿扁是這樣一種人,只要對己有利可圖,他會不惜傷害整個宇宙;即使犧牲一個宇宙也在所不惜,更不用說一個小台灣了.</text:span></text:p>
      <text:p text:style-name="P4"><text:span text:style-name="T1">一個人儘管去支持任何稀奇古怪或偉大不凡的立場,比方說台獨,但你儘管自己去幹,而不要蠢到爆,不要以為檯面上那些整天以此為生的人真的在乎什麼台獨. 都已經 21 世紀了,如果還有人會相信任何一個台灣政治人物對於統獨的強烈心意或信念,那真的是蠢到令人很想按LP 自殺.</text:span></text:p>
      <text:p text:style-name="P4"><text:span text:style-name="T1">不是整天說什麼台灣主權多神聖多偉大多重要嗎? 除了反覆不斷罵這主題,我真不知道綠營民代政客們還會幹些什麼事?! 如果這些人真的這麼重視什麼主權,理應對阿扁這番叛國言論義憤填膺才是啊. 可是,他們卻一點也不生氣,而且覺得沒什麼,甚至像謝長廷還稱讚扁提這問題很嚴肅.</text:span></text:p>
      <text:p text:style-name="P4"><text:span text:style-name="T1">扁為了脫罪,什麼事都做得出來,什麼話也都說得出口,但扁這番話其實也說出一些事實,那就是台灣長年以來其實就是美國養的一條狗. 而且就如李敖所說,這條狗竟然還得自掏腰包,每年花數百億或上千億向主人買骨頭吃,買一些破銅爛鐵回來,說什麼要打中共,但世界上沒有人會相信那樣一些武器能跟中共打上幾天.</text:span></text:p>
      <text:p text:style-name="P4"><text:span text:style-name="T1">換句話說,台海這一切鬥爭,下場玩棋者主要就是中共跟美國,而台灣只是一條狗,可悲的不是狗的身份與命運,可悲的是一個人被當狗養當狗使喚去咬人卻覺得很光榮很驕傲.</text:span></text:p>
      <text:p text:style-name="P4"><text:span text:style-name="T1">為什麼會這樣呢? 因為當你成為一條狗,你自然可以得到許多好處,你只要每天吠一吠,喊一喊台獨,你的主人就會很滿意了. 最可悲的大概就是那些為狗搖旗吶喊喊凍蒜的支持者們.</text:span></text:p>
      <text:p text:style-name="P4"><text:span text:style-name="T1">目前台灣所謂台獨的支持者們,他們倒不如大大方方喊美國萬歲恐怕還更名符其實一些. 因為他們如果真的在乎什麼主權,他們理應對美國及其軍火商長久以來對台灣的各種威逼利誘予取予求貪得無厭以及干預內政感到憤怒才對,而不是反而一味投懷送抱而且還花大錢倒貼得好像很光榮.</text:span></text:p>
      <text:p text:style-name="P4"><text:span text:style-name="T1">任何立場本身都沒有必然的對錯,既然有人可以投靠中共,認中共為宗主國,當然也可以有人投靠美日,認美日為主子,這一切立場本身都沒有必然的對錯,令人感冒的是,嘴裏喊的是台灣人當家作主,但骨子裏卻是樂得給列強當狗使喚,為個人謀福利.</text:span><text:span text:style-name="T3"><text:line-break/></text:span></text:p>
      <text:p text:style-name="P1"><text:span text:style-name="T1">陳真 | 2009.09.25 03:42 | </text:span><text:span text:style-name="T2">#</text:span></text:p>
      <text:p text:style-name="P2"><text:span text:style-name="T1">我們應該記住2009. 09. 24 這一天,看它是不是真的能成為歷史性的一天? 或只是一種新型的謊言,一種欺敵戰略.</text:span></text:p>
      <text:p text:style-name="P2"><text:span text:style-name="T1">陳真</text:span></text:p>
      <text:p text:style-name="P2"><text:span text:style-name="T1">=============</text:span><text:span text:style-name="T3"><text:line-break/></text:span><text:span text:style-name="T1">聯合國安理會通過決議　銷毀全球核武</text:span></text:p>
      <text:p text:style-name="P2"><text:span text:style-name="T1">聯合新聞</text:span><text:span text:style-name="T3"><text:line-break/></text:span><text:span text:style-name="T1">更新日期:2009/09/24 23:35</text:span></text:p>
      <text:p text:style-name="P2"><text:span text:style-name="T1">聯合國安理會今天通過決議，呼籲銷毀全球核武。這項決議由美國提出。決議呼籲世界各國團結一致，防止核武擴散，促進裁軍，降低核子恐怖攻擊的威脅，最終目的就是銷毀全球核子武器。</text:span><text:span text:style-name="T3"><text:line-break/></text:span></text:p>
      <text:p text:style-name="P1"><text:span text:style-name="T1">陳真 | 2009.09.25 03:14 | </text:span><text:span text:style-name="T2">#</text:span></text:p>
      <text:p text:style-name="P4"><text:span text:style-name="T1">這位匿名人士,你希望別人去做什麼之前,怎麼不自己先去做而反倒質問別人怎麼不做?</text:span></text:p>
      <text:p text:style-name="P4"><text:span text:style-name="T1">而且,已經說了N 遍,我們這裏很不歡迎匿名人士,特別是匿名做出一種人身攻擊時,絕對要表明身份. 你的留言將會被刪除.</text:span></text:p>
      <text:p text:style-name="P1"><text:span text:style-name="T1">陳真 | 2009.09.22 22:37 | </text:span><text:span text:style-name="T2">#</text:span></text:p>
      <text:p text:style-name="P2"><text:span text:style-name="T1">WSWS今天的新聞,不習慣看英文的可以直接看最後一段就能明白. 以前布希都還有人罵,現在歐巴馬批了張羊皮,就真以為美國改吃素了?</text:span></text:p>
      <text:p text:style-name="P2"><text:span text:style-name="T1">陳真</text:span></text:p>
      <text:p text:style-name="P2"><text:span text:style-name="T1">======================</text:span><text:span text:style-name="T3"><text:line-break/></text:span><text:span text:style-name="T1">US commander pushes for rapid escalation of Afghanistan war</text:span></text:p>
      <text:p text:style-name="P2"><text:span text:style-name="T1">By Bill Van Auken (WSWS)</text:span></text:p>
      <text:p text:style-name="P2"><text:span text:style-name="T1">22 September 2009</text:span></text:p>
      <text:p text:style-name="P2"><text:span text:style-name="T1">With the release of a declassified version of Gen. Stanley McChrystal’s recommendations for a change of course in Afghanistan, the Pentagon command is pushing President Barack Obama to quickly approve another major escalation of the US-led war.</text:span></text:p>
      <text:p text:style-name="P2"><text:span text:style-name="T1">The report was first made public Monday on the Web site of the Washington Post, which was leaked the document and then reached an agreement with the Pentagon to post a version from which key passages on US strategy were redacted.</text:span></text:p>
      <text:p text:style-name="P2"><text:span text:style-name="T1">The thrust of the document, submitted by McChrystal to US Defense Secretary Robert Gates last month, is hardly a surprise. It is an argument for a more aggressive—and bloodier—war in Afghanistan with a substantial increase in the number of American troops occupying the country.</text:span></text:p>
      <text:p text:style-name="P2"><text:span text:style-name="T1">While McChrystal gives no numbers in relation to the additional soldiers and Marines he believes should be thrown into the Afghanistan “surge,” he is expected to submit his proposal to the White House shortly.</text:span></text:p>
      <text:p text:style-name="P2"><text:span text:style-name="T1">McChrystal’s 66-page report bluntly describes the situation in Afghanistan as “deteriorating.” The general acknowledges that a “resilient and growing” resistance to the occupation has seized the “initiative” from US-led forces, which—after nearly eight years of fighting—have antagonized the population by inflicting large numbers of civilian casualties and by propping up a corrupt and hated puppet regime.</text:span></text:p>
      <text:p text:style-name="P2"><text:span text:style-name="T1">Media reports on McChrystal’s proposed change in strategy invariably refer to a supposed shift from hunting down “insurgents” to “protecting” the Afghan population. This innocuous rhetoric disguises the real content of the proposal, which is the prosecution of a far more aggressive counterinsurgency campaign that would send American troops into hostile population centers, like Kandahar City, to systematically suppress and intimidate popular opposition to US aims.</text:span></text:p>
      <text:p text:style-name="P2"><text:span text:style-name="T1">The US commander repeatedly criticizes what he describes as a preoccupation on the part of US and NATO commanders with “force protection” and calls for the occupation troops to operate with “less armor and less distance from the population.”</text:span></text:p>
      <text:p text:style-name="P2"><text:span text:style-name="T1">McChrystal acknowledges that the result will be a further escalation in bloodshed. “It is realistic to expect that Afghan and coalition casualties will increase,” he writes.</text:span></text:p>
      <text:p text:style-name="P2"><text:span text:style-name="T1">Given McChrystal’s background as the former chief of the US military’s Joint Special Operations Command—tasked with hunting down and assassinating individuals deemed terrorists by the US government—the increasing use of similar methods in Afghanistan can be anticipated. This would likely involve death squads composed of Afghan security forces and US “advisors” killing suspected opponents of the occupation and intimidating the rest of the population.</text:span></text:p>
      <text:p text:style-name="P2"><text:span text:style-name="T1">The general’s report also includes a section on the detention of “insurgents,” which stresses that this should be an “Afghan-run system” that would guarantee US forces “access to detainees for interrogation.” No doubt, McChrystal is incorporating lessons learned in Iraq, when the unit he commanded became notorious for the torture of detainees at the prison facility it operated. Giving Afghan security forces formal responsibility for the detention system provides the US military with a buffer against similar torture charges.</text:span></text:p>
      <text:p text:style-name="P2"><text:span text:style-name="T1">There is one glaring contradiction in McChrystal’s report. It stresses repeatedly that the counterinsurgency operation can only succeed if the Afghan people support their government against the elements resisting occupation. At the same time, however, it acknowledges that “corruption and abuse of power by various officials…have given Afghans little reason to support their government.” The report was submitted just after the wholesale fraud in last month’s Afghan election stripped the regime of President Hamid Karzai of the last pretense of legitimacy.</text:span></text:p>
      <text:p text:style-name="P2"><text:span text:style-name="T1">While including various references to achieving an “improvement in governance,” there is no indication of how this aim is to be achieved. Some analysts have begun referring to Karzai as the Afghan Diem, Washington’s puppet in Vietnam, whose corruption and abuse of the population came to be seen as an impediment to US counterinsurgency efforts, leading to his overthrow and assassination in a 1963 US-backed military coup.</text:span></text:p>
      <text:p text:style-name="P2"><text:span text:style-name="T1">McChrystal’s repeated references in the report to inadequate military “resources” in Afghanistan leave no doubt that he will seek tens of thousands of more troops deployed there.</text:span></text:p>
      <text:p text:style-name="P2"><text:span text:style-name="T1">“Failure to provide adequate resources also risks a longer conflict, greater casualties, higher overall costs, and ultimately, a critical loss of political support,” he writes. “Any of these risks, in turn, are likely to result in mission failure.”</text:span></text:p>
      <text:p text:style-name="P2"><text:span text:style-name="T1">He states further: “Our campaign in Afghanistan has been historically under-resourced and remains so today. Almost every aspect of our collective effort and associated resourcing has lagged a growing insurgency—historically a recipe for failure.”</text:span></text:p>
      <text:p text:style-name="P2"><text:span text:style-name="T1">The content of the report and its being leaked to the media are part of mounting pressure from within the Pentagon for the Obama White House to quickly approve the further escalation of the Afghanistan war.</text:span></text:p>
      <text:p text:style-name="P2"><text:span text:style-name="T1">As the Wall Street Journal reported Monday, “Although the assessment was classified, senior military officials said it was only at the ‘confidential’ level, and several had urged it be made public in order to better explain to political leaders and the American people the new campaign being undertaken by Gen. McChrystal.”</text:span></text:p>
      <text:p text:style-name="P2"><text:span text:style-name="T1">The Washington Post reported that Obama administration officials are complaining that “the military has been trying to push Obama into a corner with public statements such as those of Adm. Mike Mullen, the chairman of the Joint Chiefs of Staff, that the situation in Afghanistan is ‘serious and deteriorating’ and ‘probably needs more forces.’”</text:span></text:p>
      <text:p text:style-name="P2"><text:span text:style-name="T1">Given Obama’s plummeting approval rating and the growing public controversy over his health care restructuring proposals, the White House doubtless has little appetite for announcing a major escalation of the Afghanistan war, which is deeply unpopular, particularly among those who voted the Democratic president into office. The military brass, however, appears unwilling to tolerate further delay.</text:span></text:p>
      <text:p text:style-name="P2"><text:span text:style-name="T1">The Post cited a Pentagon official as indicating that this delay “is a source of growing consternation within the military.” The official told the paper, “There is a frustration. A significant frustration. A serious frustration.”</text:span></text:p>
      <text:p text:style-name="P2"><text:span text:style-name="T1">Republicans have solidarized themselves with this campaign by the military brass, pressing for McChrystal to be recalled to Washington to testify before Congress. Under the Bush administration similar testimony two years ago by Gen. David Petraeus, then commander of US forces in Iraq, served to quell opposition from congressional Democrats to the surge in that country.</text:span></text:p>
      <text:p text:style-name="P2"><text:span text:style-name="T1">For his part, Obama has insisted that no decision has been made on increasing troop levels beyond the additional 21,000 that he ordered into Afghanistan last March, bringing US forces there to 68,000.</text:span></text:p>
      <text:p text:style-name="P2"><text:span text:style-name="T1">“We are not going to put the cart before the horse and just think that by sending more troops, we’re automatically going to make Americans safe,” he said in one of several television interviews he gave Sunday as part of a media campaign aimed at drumming up support for his health care program. “Right now, the question is, the first question is, are we doing the right thing? Are we pursuing the right strategy?” he said in another.</text:span></text:p>
      <text:p text:style-name="P2"><text:span text:style-name="T1">The Wall Street Journal speculated that the remarks suggest that Obama “might not rubber-stamp military officials’ expected request” for more troops and that the “White House could be reassessing its strategy in Afghanistan.”</text:span></text:p>
      <text:p text:style-name="P2"><text:span text:style-name="T1">However, Obama’s statements do not directly contradict McChrystal’s report, in which the general writes, “New resources are not the crux. To succeed, ISAF [International Security Assistance Force] requires a new approach”; and “without a new strategy, the mission should not be resourced.”</text:span></text:p>
      <text:p text:style-name="P2"><text:span text:style-name="T1">Moreover, there are indications that the Afghan surge is already under way. The Los Angeles Times reported over the weekend that the CIA has dramatically increased the number of “spies, analysts and paramilitary operatives” deployed in Afghanistan, and that its “presence in the country is expected to rival the size of its massive stations in Iraq and Vietnam at the height of those wars.”</text:span></text:p>
      <text:p text:style-name="P2"><text:span text:style-name="T1">Obama also stated Sunday that once he has reviewed recommendations on troop levels in Afghanistan, “what I will say to the American public is not going to be driven by the politics of the moment.” Given poll after poll indicating that a growing majority of the American people opposes the Afghan war and, by even wider margins, any escalation, Obama’s remark appeared to echo the frequent assertions by George W. Bush that he was not influenced by such popular sentiments.</text:span><text:span text:style-name="T3"><text:line-break/></text:span></text:p>
      <text:p text:style-name="P1"><text:span text:style-name="T1">陳真 | 2009.09.16 14:08 | </text:span><text:span text:style-name="T2">#</text:span></text:p>
      <text:p text:style-name="P4"><text:span text:style-name="T1">被害人原來不只我一個,只是我的受害情節要比底下這位先生嚴重許多.</text:span></text:p>
      <text:p text:style-name="P4"><text:span text:style-name="T1">二十幾年前,我在黨外雜誌上寫了一篇批評龍應台的文章叫 "野火不大,火氣很大",文長約三千八百字. 想不到不久之後竟然在書局的 "暢銷書" 裏看到自己寫的這篇文章,收錄在 "龍應台風暴" 一書中.</text:span></text:p>
      <text:p text:style-name="P4"><text:span text:style-name="T1">我當時是大三或大四學生,打電話給出版社,問說你們怎麼可以未經我的同意就把我的文章偷偷拿去出書? 對方不理不睬,寫信過去也是不理不睬. 後來被我逼急了,就丟下一句: 收錄你的文章是看得起你,你應該感謝我們感謝龍應台才對啊.</text:span></text:p>
      <text:p text:style-name="P4"><text:span text:style-name="T1">後來我又寫了信去報社給龍應台,她則完全不理睬.我當時只是個窮學生,拿報閥所力捧的大作家及出版社沒辦法,只好忍下這口氣.</text:span></text:p>
      <text:p text:style-name="P4"><text:span text:style-name="T1">幾年前,好像因為龍應台又在唱什麼惡心高調了,於是我找到她的email,寫信過去要她對這件事給個交待,龍應台叫她助理回信說她人回到香港,很忙,沒時間處理這種事,有所不滿應該去找出版社,與她無關.</text:span></text:p>
      <text:p text:style-name="P4"><text:span text:style-name="T1">可是,整本書幾乎全是她的文章,就算法律責任不在她,她難道不應該對偷偷盜用他人文章出版賺大錢一事表示一聲歉意?</text:span></text:p>
      <text:p text:style-name="P4"><text:span text:style-name="T1">有人跟我說,我的法律追訴期已過,拿她沒辦法,但我在乎的並不是法律,也不是要跟她索取什麼鉅額賠償,而只是看不慣這樣一種滿口惡心高調的文化商人. 要不然,黨外時期偷拿我的文章去出版的人又何止一個龍應台,但我不曾追究其他人的責任,因為別人至少擺明是生意人,而不會唱道德高調.</text:span></text:p>
      <text:p text:style-name="P4"><text:span text:style-name="T1">這一兩年有位也是名作家,女的,好像是吳什麼我不確定,抄襲鳳凰衛視一位記者的文章,竟然連他人的私人經驗私人對話也都能剽竊為己有,被抓到後也是死不承認.</text:span></text:p>
      <text:p text:style-name="P4"><text:span text:style-name="T1">或許你會以為我常批評龍應台是因為我跟她有這麼一段私人恩怨,但其實完全無關,就算文章沒有被偷,我還是非常厭惡其言行思維,感覺她正是台灣某種虛榮淺薄文化的具體縮影.</text:span></text:p>
      <text:p text:style-name="P4"><text:span text:style-name="T1">從黨外時期我就覺得她的諸多言行思維很惡心,被盜用的那篇長文就是在批評她當年大熱賣很多小表哥小表妹都會買來當聖經的 "野火集".</text:span></text:p>
      <text:p text:style-name="P4"><text:span text:style-name="T1">該書那樣一種思維,非常右派且反動,表面上批評國民黨黨國,實際上卻小罵大捧,極為封建保守且具有非常強烈的西方至上觀念,貶低非西方文化,輕視受教育程度較低者,彷彿他們只是一種次等人類,而唯有能講外語,受高等教育,能與西方人送往迎來,經常出入星巴克出入美術館出入什麼文化沙龍,銀行存款至少九位數以上,能夠吃飽閒閒四處旅遊的,才是第一流人類.</text:span></text:p>
      <text:p text:style-name="P4"><text:span text:style-name="T1">龍應台的弟弟是精神醫學界的前輩,與我並無私交,但曾主動來信問好,對我相當友善,但姐姐歸姐姐,弟弟歸弟弟,該罵我還是照罵.</text:span></text:p>
      <text:p text:style-name="P4"><text:span text:style-name="T1">前些天在 AIT 站樁,看到一輛又一輛的公車經過,車身大幅廣告龍應台好像又出什麼新書了,低能的小表哥小表妹們,不妨趕緊買來看,想必一定會大熱賣,因為龍應台恰恰就是台灣菁英之縮影,要了解台灣菁英之虛榮低能與淺薄,不妨先了解龍應台.</text:span></text:p>
      <text:p text:style-name="P4"><text:span text:style-name="T1">不過,底下這位先生之所謂抄襲,這樣的一種層級的抄襲若真要告,我的被告恐怕會從大漢橋頭一路排到橋尾. 不願出書,不願發表著作,不願成為公眾人物的人,似乎就只好任人蹂躪任人剽竊掠奪. 學術上更是如此,明明是我的創見,明明是我的闡釋,明明受我影響,明明由我這邊受益,卻從不公開說聲謝而公然據為己有.</text:span></text:p>
      <text:p text:style-name="P4"><text:span text:style-name="T1">海峽對岸亦是如此. 網路使得剽竊更方便而且也更無恥.</text:span></text:p>
      <text:p text:style-name="P4"><text:span text:style-name="T1">陳真 2009.9. 16.</text:span></text:p>
      <text:p text:style-name="P4"><text:span text:style-name="T1">================</text:span><text:span text:style-name="T3"><text:line-break/></text:span><text:span text:style-name="T1">文未註出處　李展平要龍應台道歉</text:span></text:p>
      <text:p text:style-name="P4"><text:span text:style-name="T1">更新日期:2009/09/15 14:23 洪玲明</text:span><text:span text:style-name="T3"><text:line-break/><text:line-break/></text:span><text:span text:style-name="T1">天下文章一大抄！但以文筆犀利的作家龍應台，怎麼被指控引用別人的文章？龍應台今年初透過國史館找到編纂李展平，因為李展平之前著作有談到二次大戰日軍相關訊息，也希望藉由李展平聯繫，但龍應台新書出版後，李展平卻發現，文章內容有些根本是出自自己以往的著作，卻沒註明文章出處，讓李展平覺得心裡很不是滋味！</text:span></text:p>
      <text:p text:style-name="P4"><text:span text:style-name="T1">國史館台灣文獻館編纂李展平：「這是她自己訪問的，事實上創作原型是根據我的。」</text:span></text:p>
      <text:p text:style-name="P4"><text:span text:style-name="T1">拿著自己多年前寫的書，國史館台灣文獻館編纂李展平，指控作家龍應台新作引用他的文章，卻沒註明出處，讓他心裡很不是滋味。李展平：「她(龍應台)寫的東西，如果人家看到，咦李展平，這個文獻館的李展平怎麼很多文章好像都抄襲龍應台，我想這樣對我來講不太公平。」</text:span></text:p>
      <text:p text:style-name="P4"><text:span text:style-name="T1">李展平說，今年2月，龍應台跟他聯繫想要撰寫有關二次大戰台籍日軍家屬的情形，但一收到龍應台的新書，李展平有點傻眼，像是這篇李展平文中寫到文中主角「買了一頂便帽宛如日軍戰鬥帽」，龍應台卻寫著「買了看起來像日本戰鬥兵的帽子」，還有這段「連平時頗臭屁的警察大人都陪著笑臉表示恭喜」，龍應台寫「平常氣勢凌人的警察當街向他們舉手敬禮」，李展平都覺得太相像了，更讓李展平不服的是龍應台的回應態度。</text:span></text:p>
      <text:p text:style-name="P4"><text:span text:style-name="T1">李展平：「我打了4通電話給龍老師，就覺得說她大概就是，也沒有引用我什麼文章，她都沒回電話給我，或是做必要的處理。」</text:span></text:p>
      <text:p text:style-name="P4"><text:span text:style-name="T1">龍應台基金會表示已經委託律師處理，但李展平只要一聲道歉，再版時註明出處，龍應台新書風波，似乎短時間難平息！</text:span></text:p>
      <text:p text:style-name="P3"/>
      <text:p text:style-name="P1"><text:span text:style-name="T1">陳真 | 2009.09.15 15:40 | </text:span><text:span text:style-name="T2">#</text:span></text:p>
      <text:p text:style-name="P2"><text:span text:style-name="T1">訪問賓拉登一事應屬實,那是八年前的事了,英國報紙曾大幅報導,但我記得是西方記者,不是伊朗,至於正確地點,記者當然不敢透露.</text:span></text:p>
      <text:p text:style-name="P2"><text:span text:style-name="T1">賓拉登跟美國之間的戰爭,是不對稱的一仗,勝負立判;飛彈大炮只能取人性命,而你處心積慮想從他人身上取走的東西恰恰是對方想要拋棄的,誰勝誰負不用打就知道. 就算你把對方人全給打死了,勝負依然.</text:span></text:p>
      <text:p text:style-name="P2"><text:span text:style-name="T1">老子說,民不畏死,奈何以死懼之? 人家都不怕死了,你拿死來嚇他做什麼? 更何況是這樣一些熱愛死亡的人. 你不可能打贏他,就好像沒有人能打贏耶穌一樣,因為你跟他並不屬於同一水平.</text:span></text:p>
      <text:p text:style-name="P2"><text:span text:style-name="T1">台灣人虛榮心重,跡近病態,非外人所能想像,身高體重三圍外貌膚質髮色之外,世俗功名更是無所不比,比誰錢多權重比誰地位高,活在台灣社會,當眾人飛黃騰達,獨你身無分文無權無勢,無時無刻便得忍受這份無言以對的尷尬與羞辱.</text:span></text:p>
      <text:p text:style-name="P2"><text:span text:style-name="T1">但你能羞辱他什麼呢? 這樣一場 "比較",是不對稱的一仗,勝負立判. 太空梭都已經登陸冥王星了,小信小心的人們卻拿著施放沖天炮的本事爭長競短.</text:span></text:p>
      <text:p text:style-name="P2"><text:span text:style-name="T1">一個旅人,千年流離,只想找一條回家的路,卻有人放假出門遠足個兩天便講起傲人的風景來. 別人努力想拋棄的,恰恰是你所垂涎的,這樣的比賽,勝負還需要比嗎?</text:span></text:p>
      <text:p text:style-name="P2"><text:span text:style-name="T1">這樣一場比賽,不需任何裁判,只需見證,而無盡的時光歲月將會是最好的見證. 當時光洪流洗盡一切,難道世上還會有生命? 生命將會像月亮那樣, 跑到它永遠看不見的另一面, 綻放永恆的光芒.</text:span></text:p>
      <text:p text:style-name="P1"><text:span text:style-name="T1">陳真 | 2009.09.15 13:16 | </text:span><text:span text:style-name="T2">#</text:span></text:p>
      <text:p text:style-name="P4"><text:span text:style-name="T1">熱愛死亡和熱愛生命是兩種截然不同的生命態度,前者嚮往永恆,仰慕那無邊無際的大海,而後者則著眼於海上的一塊小島上極其蒼白淺薄的所謂燦爛輝煌.</text:span></text:p>
      <text:p text:style-name="P4"><text:span text:style-name="T1">很多存在主義者,不管是否具有外在的宗教性,都歌頌死亡. 比如無神論的海德格或有神論的齊克果. 海德格說: 生命是向著死亡開展(或生命是向著死亡前進). 我們的一切生,不過就是為了死做準備. 齊克果說,唯有認識死亡,盼望死亡,你才能真實而愉悅地活著;唯有當你真正體認到生命的有限性及蒼白,你才能熱烈地把這樣一個蒼白的生命給交到神的手中.</text:span></text:p>
      <text:p text:style-name="P1"><text:span text:style-name="T1">陳真 | 2009.09.15 12:55 | </text:span><text:span text:style-name="T2">#</text:span></text:p>
      <text:p text:style-name="P2"><text:span text:style-name="T1">我把國家地理頻道這一系列節目給錄下來,但在錄製的過程中恰恰就看到了幾秒鐘的片頭和幾秒鐘的片尾. 片頭幾秒鐘給我的感覺是空洞,沒有內含,只是把主流媒體上既有的編劇情節再說一遍.</text:span></text:p>
      <text:p text:style-name="P2"><text:span text:style-name="T1">賓拉登或許與 911有關(我說或許),但海珊則確定一點關係也沒有,當然也不曾承認,若該節目這樣說,那就真的有點離譜,因為布希下台後,連美國也承認海珊與911無關.</text:span></text:p>
      <text:p text:style-name="P2"><text:span text:style-name="T1">至於我看到的片尾那幾秒鐘,恰恰就是你說的這一幕,也就是提到那句話: "我們熱愛死亡,而美國人熱愛生命,這是我們跟美國最大的差別".</text:span></text:p>
      <text:p text:style-name="P2"><text:span text:style-name="T1">老實說,我對此感到非常震撼,讓我覺得過去自己似乎太低估了賓拉登.</text:span></text:p>
      <text:p text:style-name="P2"><text:span text:style-name="T1">這話很容易誤解,但所謂熱愛死亡其實就是指的基督教的 "永生",聖經上不也說,凡是珍惜世上生命的,都得失去生命(大意如此),基督教或天主教如果曾經教給了我什麼,恰恰就是這樣一種感動和啟發. 維根斯坦如果曾經教給我什麼,恰恰也就是這樣一種自暴自棄,自我毀棄的精神和渴望.</text:span></text:p>
      <text:p text:style-name="P2"><text:span text:style-name="T1">維根斯坦有句名言: "唯有死亡賦與生命意義". 懂得一點維根斯坦的人理應知道,不管是早期或晚期,他的思想都一直圍繞著 "nonsense" (無意義)這個概念打轉. 他說: "我的目的就是要教你們從偽裝的無意義,走向公開的無意義",也就是說,教你們看見這樣一種所有人都不可能超越的意義終結與極限.</text:span></text:p>
      <text:p text:style-name="P2"><text:span text:style-name="T1">他還有個觀念,當然也是跟 "無意義" (nonsense)有關,不管是早期或晚期的維根斯坦都認為,事物的意義或價值不會存在事物本身.</text:span></text:p>
      <text:p text:style-name="P2"><text:span text:style-name="T1">如果這樣一些哲學邏輯的概念是對的,那麼,一個個生命就只不過是一個個句子,一個個生命的群體也只不過是一個個語言遊戲(language game)或一個個生命形式(form of life),這些東西 "本身" 是毫無意義的,意義或價值必然來自於他們的 "外面". 也因此他說,"唯有死亡能賦予生命意義" (Only death gives life its meaning).</text:span></text:p>
      <text:p text:style-name="P2"><text:span text:style-name="T1">我每天活著,不外也都只是想著死後的世界,彷彿我的生命不過就是建立在死亡之上;生命如此短暫而虛無,唯有死亡才是永恆,唯有死亡能帶來一種價值. 是死亡使得生命的一切痛苦值得忍受.要不是死後還有個永恆的世界,那我真不知道活著究竟有何意義?</text:span></text:p>
      <text:p text:style-name="P2"><text:span text:style-name="T1">前些日子醫院同事送我一些英國風景名勝的美麗照片,問我有沒有去過這裏,我說沒啊,沒去過. 我說:</text:span></text:p>
      <text:p text:style-name="P2"><text:span text:style-name="T1">我算是個宅男吧,劍橋十年,每天就只是重覆走同樣的那幾條路, 三千六百多個日子恐怕來回走過不只數千回. 今年（2009) 是劍橋八百周年校慶, 二月時全英國下了一場為期數周的大雪,放眼無際一片白, 人似乎顯得更渺小了. 而一個渺小的人若非生前懷了個死後的夢, 大概很難把他一生最好的時光全數灑落在這片孤獨蒼茫的土地上.</text:span></text:p>
      <text:p text:style-name="P1"><text:span text:style-name="T1">懷軒 | 2009.09.15 01:42 | </text:span><text:span text:style-name="T2">#</text:span></text:p>
      <text:p text:style-name="P4"><text:span text:style-name="T1">昨天經過客廳，姊夫和姪女在看電視，國家地理頻道正在撥「透視911」。似乎是一系列的節目，我沒看過，正在幫姪女修腳踏車，撇到最後幾幕。裡面說海珊被捕後在獄中承認了策畫911攻擊的事，並提供計畫的細節(真是不可思議，我怎麼都沒看過有相關的報告？)。最後撥出一段賓拉登的影片，說是一位伊朗(?)記者特別約見訪問賓拉登，賓拉登約在一處偏僻的山間，不遠處傳來美軍的轟炸。旁白說賓拉登對者記者說：「我們可能都會被炸死在這。」，接著旁白又說賓拉登說：「你知道我們和美國人最大的差別是什麼嗎？就是美國人熱愛生命，我們熱愛死亡。」從頭到尾都是旁白在說，連記者是誰都不知道。接著整個節目結束，跑字幕了。</text:span><text:span text:style-name="T3"><text:line-break/></text:span><text:span text:style-name="T1">我覺得很想吐，一股噁心的感覺湧上腦門。整個人很不舒服。一個燒殺擄掠的國家，用所有的宣傳管道掩蓋罪行還不夠，妖魔化所謂的敵人到這種地步，除了美國，也不會有人辦的到了。</text:span></text:p>
      <text:p text:style-name="P1"><text:span text:style-name="T1">陳真 | 2009.09.15 00:11 | </text:span><text:span text:style-name="T2">#</text:span></text:p>
      <text:p text:style-name="P2"><text:span text:style-name="T1">阿富汗的小冊子, 如果別人要寫, 我不反對.</text:span></text:p>
      <text:p text:style-name="P2"><text:span text:style-name="T1">事實上我不知道要我寫一些抗議小單張,寫些修辭性的東西有何意義. 看兩眼就丟了不是嗎? 真要說服他人, 就必須有內涵有事實有數據有嚴謹資料,而不是一直嫌說什麼二三十頁太厚沒有人要看. 一個人如果連二三十頁都嫌多, 那你還期待他站出來獻身革命嗎?</text:span></text:p>
      <text:p text:style-name="P2"><text:span text:style-name="T1">而要建立這樣的一些資料庫或人權報告之類, 我也沒有比各位更有能力, 這純粹只是看個人自己究竟有沒有意願想去深入了解而已. 這樣的一些極其簡單的研究工作, 我覺得應該由別人來做, 而不是我來做, 比方說有關阿富汗的一個完整報告與資料來源, 類似像 "伊拉克淪陷真相" 那樣.</text:span></text:p>
      <text:p text:style-name="P2"><text:span text:style-name="T1">寫這樣一個報告, 我估計需要花大約五個晚上的時間, 很快, 一下子就能完成, 問題是, 我真的覺得我們懂的太多卻做的太少了.</text:span></text:p>
      <text:p text:style-name="P2"><text:span text:style-name="T1">如果往後只剩我一個人在 AIT 門口靜站, 各位不會覺得如果你們是我, 你還會想在這時候寫什麼阿富汗淪陷真相嗎? 伊拉克那麼慘, 如果都無法打動人心, 如果寫出來的東西終究也只是自己寫自己看自己憤怒, 那我何必急著去弄什麼阿富汗或伊拉克的小冊子. 弄得更精美一些就會更感動人嗎?</text:span></text:p>
      <text:p text:style-name="P1"><text:span text:style-name="T1">陳真 | 2009.09.14 19:33 | </text:span><text:span text:style-name="T2">#</text:span></text:p>
      <text:p text:style-name="P4"><text:span text:style-name="T1">不堪同性戀罪名 數學家服毒自殺 英相道歉還杜林清白</text:span></text:p>
      <text:p text:style-name="P4"><text:span text:style-name="T1">更新日期:2009/09/14 02:45 陳文和／綜合報導</text:span></text:p>
      <text:p text:style-name="P4"><text:span text:style-name="T1">中國時報【陳文和／綜合報導】</text:span></text:p>
      <text:p text:style-name="P4"><text:span text:style-name="T1">一九五四年六月七日晚間，英國數學家杜林（Alan Turing）咬下一顆沾有劇毒氰化物的蘋果，結束四十二年生命，彷彿童話白雪公主現實版，然而卻是沒有白馬王子的悲劇結尾。</text:span></text:p>
      <text:p text:style-name="P4"><text:span text:style-name="T1">半個多世紀之後，英國首相布朗十日在《每日電訊報》撰文，正式向杜林公開道歉，因為英國政府當年以同性戀相關罪名起訴杜林並定罪，導致他自殺身亡。</text:span></text:p>
      <text:p text:style-name="P4"><text:span text:style-name="T1">杜林曾在第二次世界大戰期間破解德國的「謎團密碼」（Enigma codes），也是最早提出「人工智慧」概念者，被尊奉為「電腦科學之父」。據歷史學者評斷，杜林成功破解德軍的密碼，讓歐洲地區的戰爭得以提前兩年終結。</text:span></text:p>
      <text:p text:style-name="P4"><text:span text:style-name="T1">布朗在專文中表示，一群電腦科學家、歷史學家與ＬＧＢＴ（女同志、男同志、雙性戀及跨性別者）活躍人士聯手為杜林爭取平反，給予英國一個契機，以彌補對這位功不可沒的戰爭英雄的深重虧欠。</text:span></text:p>
      <text:p text:style-name="P4"><text:span text:style-name="T1">布朗表示，如果沒有杜林獨一無二的卓著貢獻，協助盟國扭轉戰局，第二次世界大戰的歷史結局恐將改寫。他並直指英國當年對待杜林的方式完全不公平、不人道，且代表英國政府及所有拜杜林之賜得以自由自在生活的人們，向杜林表達深切歉意。</text:span></text:p>
      <text:p text:style-name="P4"><text:span text:style-name="T1">電腦科學家約翰．葛拉漢康明（John Graham-Cumming）在英國首相府網站，發起為杜林平反的連署請願活動，迄今已有至少三萬一千四百七十人共襄盛舉，包括著有《自私的基因》的英國知名生物學家道金斯（Richard Dawkins），及以《阿姆斯特丹》和《贖罪》先後榮獲英國「布克獎」及美國「國家書評人獎」的傑出作家麥克尤恩（Ian McEwan）。</text:span></text:p>
      <text:p text:style-name="P4"><text:span text:style-name="T1">除了要求英國政府道歉，葛拉漢康明也曾函請英國女王伊莉莎白二世追贈杜林爵位。杜林的紀念雕像預訂二○一一年與世人見面，矗立在曼徹斯特市的沙克維爾花園。</text:span></text:p>
      <text:p text:style-name="P4"><text:span text:style-name="T1">=================</text:span><text:span text:style-name="T3"><text:line-break/></text:span><text:span text:style-name="T1">危險的實驗—Alan Turing 的故事</text:span></text:p>
      <text:p text:style-name="P4"><text:span text:style-name="T1">陳真 1999. 11. 25.</text:span></text:p>
      <text:p text:style-name="P4"><text:span text:style-name="T3"><text:line-break/></text:span><text:span text:style-name="T1">「毒液浸透蘋果，讓沉睡般的死亡也隨之穿透。」（Dip the apple in the brew. Let the sleeping death seep through.）</text:span></text:p>
      <text:p text:style-name="P4"><text:span text:style-name="T1">這是「白雪公主和七個小矮人」中巫婆吟唱的歌；1939年，Alan Turing 結束了他在普林斯敦沒有完成的博士論文寫作，回到劍橋，急切地趕到地方電影院看這齣戲。據說他對這「巫婆之歌」印象深刻，經常學唱。傳記作者以其信函遺物等，指出他此時已藏死志。不管是否如此，15年後，Turing 總算自己演了這一幕—在他每天睡前習慣要吃的蘋果上沾了氰化物，結束他短暫的一生（1912-1954）。</text:span></text:p>
      <text:p text:style-name="P4"><text:span text:style-name="T1">這只不過是發生在四十多年前的往事，書上各種景物描繪，對照眼前這個冰涼無趣的劍橋「國王學院」（King's College），可說毫無兩樣。往事歷歷，栩栩如生，但卻聽來像個悲傷的「童話故事」。我們不需要動用任何形容詞來描述，都能感受此事悲傷，為之垂淚。</text:span></text:p>
      <text:p text:style-name="P4"><text:span text:style-name="T1">Turing 是數理邏輯學者，後人尊稱他是「電腦之父」。但我相信，以其個性，大概不會喜歡這樣的一個稱號。他同時也是最早提出「人工智慧」（Artificial Intelligence）概念的人。在他短暫、卻和英國社會格格不入的一生中，最風光的一件事，大概就是他系統性地解開希特勒陣營所發出的一連串關鍵密碼；許多人把盟軍打勝仗的功勞，歸給他這神乎其技的一擊。</text:span></text:p>
      <text:p text:style-name="P4"><text:span text:style-name="T1">正確來說，Turing 並不是死於「毒蘋果」，而是死於「巫婆的詛咒」。1952 年，他工作完回家，發現家裏失竊，於是立即報警處理。這樣一個簡單的動作，不料卻投下死亡陰影。精明的警方趕至現場，立刻察覺他和另一位男士同住一房。於是，小偷沒抓到，他卻被警方逮捕了，罪名是「下流猥褻」（gross indecency）。</text:span></text:p>
      <text:p text:style-name="P4"><text:span text:style-name="T1">許多人相信，以他解開希特勒密碼的種種「偉大」事蹟以及教授身份，要擺脫這樣的一個羞辱，其實輕而易舉。可是，他卻不是那種會玩這類社交把戲的人。一番折磨後，他被判了刑，而且還強制移送精神科，接受荷爾蒙藥物「治療」，以「調整」他對同性不該有的愛。</text:span></text:p>
      <text:p text:style-name="P4"><text:span text:style-name="T1">Turing 個性「古怪」，不修邊幅，從小就是班上最容易弄髒身體的人，全身上下，經常到處沾滿墨汁；加上口吃，以及過度偏重興趣的不平衡學業表現，使他一直都無法在強調「優雅」和「均衡出色」的私立學校中和往往是權貴子弟的大多數同學發展出良好的人際關係。</text:span></text:p>
      <text:p text:style-name="P4"><text:span text:style-name="T1">更糟的是，他好像也不打算改變自己來適應團體—雖然他也不是那種會和團體直接唱反調的個性。望子成龍、愛面子的母親，因此對他十分失望。Turing 對他母親從小棄他而去之不負責任，也同樣感到不太滿意，於是母子兩人發展出一種相當親密但卻有點緊張的母子關係。</text:span></text:p>
      <text:p text:style-name="P4"><text:span text:style-name="T1">Turing 沒有完成博士學位，但仍受聘於劍橋任教，他母親一貫視他如小孩，彷彿永遠長不大似的，經常勸他要顧「形象」，要每天整理頭髮、修指甲，要每天刮鬍子，要有個學者的樣子。他的同事和朋友形容他「難以理解」、「不和體制妥協」，形容他深陷知識的探索卻似乎無一事當真，是個「謎」一樣的人物。國王學院「當局」也盡量「容忍」他在學院內種種不顧教授體面的「幼稚」行徑。</text:span></text:p>
      <text:p text:style-name="P4"><text:span text:style-name="T1">傳記作者說，在世人普遍誤解他的當時，或許還有那麼一把能藉以理解他的「鑰匙」存在，但是，作者感嘆：往事已矣，經過了這麼多年，這把能理解他的「鑰匙」如今似乎已不可尋。</text:span></text:p>
      <text:p text:style-name="P4"><text:span text:style-name="T1">Turing 雖「怪」，據說有憂鬱傾向，言談之間經常談到死亡，但是，基本上，他天性相當開朗。同性戀官司的「恥辱」，卻給了他重重一擊。長期的賀爾蒙藥物強制「治療」，更使他長跑健將的體格出現了許多異樣。比如，他形容自己「竟然長出了乳房」。</text:span></text:p>
      <text:p text:style-name="P4"><text:span text:style-name="T1">種種身心打擊，使他比往日更加埋首研究，彷彿要以工作來埋葬自己一樣，每天花十幾個小時在研究工作上。可是，工作並不怎麼順利，周圍許多人把他看成彷如一團「黑色笑話」。1954 年 6 月 7號，他和往常一樣，睡前吃了一顆蘋果，不過，這一次吃的，卻是被巫婆浸透毒汁的毒蘋果。吃完之後，自此長眠。</text:span></text:p>
      <text:p text:style-name="P4"><text:span text:style-name="T1">此一自殺事件，查無他殺嫌疑，於是很快就結了案。Turing 被他的老師羅素推崇為「具有深沉哲學意涵」的有關於「心靈」的思想，也在他自殺死後二、三十年，才逐漸為學界所重視。在當時，他的死，雖然在熟人間引起了一陣議論，但很快就被遺忘了，世人也不再對這一團「黑色笑話」感興趣。</text:span></text:p>
      <text:p text:style-name="P4"><text:span text:style-name="T1">只是，讓朋友和家人納悶的是，他為什麼要在「這個時候」自殺呢？災難已逐漸遠離，令人難堪的賀爾蒙和心理「治療」也早已結束了一年。而且，他面對災難挫折時所表現出來的氣度和勇氣，顯然不是那樣地無助、卑微和恐慌啊！</text:span></text:p>
      <text:p text:style-name="P4"><text:span text:style-name="T1">沒有任何徵兆，沒有任何遺言，就這樣走了。他固執的媽媽於是舉了許多他「從小」做「危險實驗」而釀禍的例子，堅信這不是自殺，堅信這只是一場「危險的實驗」所造成的「意外」。不過，很顯然，Turing 是故意讓這個「意外」發生—像睡覺一樣躺在床上，沒有留下片語隻字，安靜地離開了這個世界。</text:span></text:p>
      <text:p text:style-name="P4"><text:span text:style-name="T1">遺體迅速火化，只有母親、兄弟和一兩位朋友到場送別，沒有任何紀念儀式。除了少數人的學術興趣之外，世人對他的記憶，就和他的骨灰一樣，迅速隨風而散。一直到最近幾年，英國社會似乎才突然「良心發現」曾經虧待了這樣的一個真誠的古意人。或者，更正確地說，英國社會突然「發現」原來 Turing 的學術成就似乎真的還蠻重要的，所以開始「紀念」起他來了。</text:span></text:p>
      <text:p text:style-name="P4"><text:span text:style-name="T1">我知道民間有一群人正打算向大眾募款，擇地建造銅像；國王學院也一直到去年（1998）才突然「心血來潮」，在以他命名的電腦室（Turing Room）樓梯口，掛上了他的肖像。</text:span></text:p>
      <text:p text:style-name="P4"><text:span text:style-name="T1">不管遲來的正義是不是正義，歷史似乎總是演著同樣的戲碼；人們在世時，為什麼不能互相少一點折磨而多一點理解或忍耐？！為何總是要對那些和「絕大多數人」不一樣的「少數」或「弱勢者」壞招使盡？！可是，一旦人去樓空，一段歲月後，人們似乎才又在歷史灰燼裏雄雄想起死者的好（或原來也沒那麼壞），然後紀念、感嘆個不停。</text:span></text:p>
      <text:p text:style-name="P4"><text:span text:style-name="T1">Turing 是個自我道德感很強的人，強調真誠、不做作，強調面對真實天性。即使社會道德不容、法律制裁當前，他也不諱言自己是個同性戀者。唯一的例外是他不願對母親明講。年事已高的母親，也許終究無法明白究竟是發生了什麼事。在她眼裏，Turing只不過是個「無藥可救、整天空思夢想的小孩子」（a hopelessly head-in-the-clouds child）。她一直認為，這小孩一定又是在玩什麼「危險的實驗」，因此才惹禍上身。其實這樣講也沒有錯，只不過，這場「危險的毒蘋果實驗」，卻不是「白雪公主」的錯。</text:span></text:p>
      <text:p text:style-name="P4"><text:span text:style-name="T1">Turing 經常寫信給母親，抱怨各種生活或工作上的挫折。比如抱怨他在劍橋任教所開的第一堂課—名稱與維根斯坦開的一樣，都叫做「數學的基礎」—學期一開始沒多久，學生就統統退選。他與母親幾乎無所不談，甚至談他喜歡的玩具，比方說泰迪熊。在一封家書中，他也透露自己長期過著「孤獨成性」、「隱士」般的生活。</text:span></text:p>
      <text:p text:style-name="P4"><text:span text:style-name="T1">我努力想拋開「故事感」，想把它「還原」成日常生活中從不缺乏、不斷會聽到、看到、千千萬萬的平凡人生之一。我想，這樣的看待方式，也許才是向來落單的 Turing 所渴望；也許也唯有如此，才能尋回傳記作者所說的那一把能藉以通向他心靈世界的「失落的鑰匙」。</text:span></text:p>
      <text:p text:style-name="P4"><text:span text:style-name="T1">羅曼羅蘭有句話這麼說：「只要有一雙真誠的眼睛陪我們哭泣，我們就沒有白白為生命受苦。」Turing 幽魂有知，我希望他不要再感孤獨，因為我們彷彿已經能理解他的真情—不但他的，還有眾人的。</text:span></text:p>
      <text:p text:style-name="P1"><text:span text:style-name="T1">陳真 | 2009.09.13 01:29 | </text:span><text:span text:style-name="T2">#</text:span></text:p>
      <text:p text:style-name="P2"><text:span text:style-name="T1">911的站樁還沒結束,我們私下做了點討論,我把僅代表自己的想法給貼出在首頁,如果有人也想貼我可代貼,或只是想私下討論也無妨.</text:span></text:p>
      <text:p text:style-name="P1"><text:span text:style-name="T1">陳真 | 2009.09.09 16:57 | </text:span><text:span text:style-name="T2">#</text:span></text:p>
      <text:p text:style-name="P4"><text:span text:style-name="T1">911 的活動,大致上就這麼辦,請見首頁,已通知美國在台協會.</text:span></text:p>
      <text:p text:style-name="P1"><text:span text:style-name="T1">陳真 | 2009.09.08 23:14 | </text:span><text:span text:style-name="T2">#</text:span></text:p>
      <text:p text:style-name="P2"><text:span text:style-name="T1">這是內部的一個討論, 我也貼上來,各位有何意見也歡迎提供.</text:span></text:p>
      <text:p text:style-name="P2"><text:span text:style-name="T1">=============</text:span><text:span text:style-name="T3"><text:line-break/></text:span><text:span text:style-name="T1">我和學姐想提一個想法, 不知各位意見如何?</text:span></text:p>
      <text:p text:style-name="P2"><text:span text:style-name="T1">我們覺得, 對於美國的壓力或許應該要加強一些, 否則他們當我們是禁制區外路邊的電線桿. 因此, 打算在四點中場休息時, 推派兩位代表前往AIT遞交這份聲明. 他們一定不會讓我們進入.</text:span></text:p>
      <text:p text:style-name="P2"><text:span text:style-name="T1">然後我們應要求: 至少應派一名 "具有代表性" 的代表出來接受聲明並當場提出回應. 不管是派誰出來, 大概都不會有回應 (除非媒體在場), 不過我們可以問他問題, 看他怎麼說. 這麼問的目的一部份是跟所謂 "具有代表性" 有關.</text:span></text:p>
      <text:p text:style-name="P2"><text:span text:style-name="T1">我們討論過, 但很難說什麼樣的位階叫做 "具有代表性", 主要只是怕他們隨便找個小職員出來虛應故事, 所以要問他問題, 看他怎麼說, 學姐說應該叫對方表明身份或出示名片.</text:span></text:p>
      <text:p text:style-name="P2"><text:span text:style-name="T1">或許有人會說為什麼不乾脆叫處長出來就好了? 問題是, 當你提出一個對方很可能不會接受的難題時, 這個難題馬上會跑回我們自己身上, 也就是說, 當對方不接受你的高要求時, 你該怎麼辦? 因此才會說只要 "具有代表性" 就行.</text:span></text:p>
      <text:p text:style-name="P2"><text:span text:style-name="T1">但不管怎麼樣, AIT 很可能根本不鳥你. 所以接下來我們是建議從四點十分到五點, 我們就不站在禁制區外了, 而改站到AIT大門口. 五點一到, 依然準時解散.</text:span></text:p>
      <text:p text:style-name="P2"><text:span text:style-name="T1">這樣做馬上會對警方及AIT產生很大的壓力, 警方勢必得驅散或事後移送法辦. 就我所知, 若要追究法律責任, 連絡人是一定會有事的, 另外也可能可以查知身份的違法者也會有事, 所以我大概也跑不掉.</text:span></text:p>
      <text:p text:style-name="P2"><text:span text:style-name="T1">依集遊法規定, 兩人似乎不算集會, 三人或三人以以上才算. 如果你不想為此惹上官司或擔心將來赴美簽證會有問題, 那就留在原地, 不要進入AIT的禁制區內.</text:span></text:p>
      <text:p text:style-name="P2"><text:span text:style-name="T1">不知各位認為這個想法如何? 有無可行性? 有無意義?</text:span></text:p>
      <text:p text:style-name="P2"><text:span text:style-name="T1">若這方式值得做, 接下來就是誰先打頭陣去遞交聲明 (AIT說不定會請我們的代表進去喝咖啡)? 學姐說我不適任, 說我對人太親切, 親切得太不像話, 人家會以為是派出微笑天使. 她說她也不擅於應對進退.</text:span></text:p>
      <text:p text:style-name="P2"><text:span text:style-name="T1">我們是覺得阿忠是一定要的, 如果阿忠不反對的話. 至於另一名人選就讓大家自告奮勇.</text:span></text:p>
      <text:p text:style-name="P2"><text:span text:style-name="T1">至於語言問題, 其實這裏又不是美國, 我們大可講中文. 而且, AIT新任處長司徒文不是中文嚇嚇叫嗎? 總之, 不用擔心語言問題. 沒有理由一個駐外單位不會講該國的語言.</text:span></text:p>
      <text:p text:style-name="P2"><text:span text:style-name="T1">良哲去當兵了, 懷軒是不是也不能來? 六龍三鳳這回少了兩頭羊, 但要違反集遊法人數肯定夠. 今天已經周二了, 周五就要站樁, 若此方式可行, 我們至遲得在周四中午以前定案, 因為得通知 AIT, 並公告在首頁, 讓 AIT 以及每天都來我們網站巡邏的台北市警察局能有個心理準備, 而不要有被突襲的感覺.</text:span></text:p>
      <text:p text:style-name="P2"><text:span text:style-name="T1">所有活動都應事先公開跟對方講明了我們打算怎麼做, 而不要讓對方有不必要的恐慌或猜疑. 打仗或許講究奇襲, 講究乘勝追擊之類, 但非暴力抗爭卻理應凡事公開並講究誠信.</text:span></text:p>
      <text:p text:style-name="P1"><text:span text:style-name="T1">陳真 | 2009.09.08 19:20 | </text:span><text:span text:style-name="T2">#</text:span></text:p>
      <text:p text:style-name="P4"><text:span text:style-name="T1">剛剛寫了篇聲明,如首頁,已經寄給了AIT, 若無異議,我會印個五十張.</text:span></text:p>
      <text:p text:style-name="P4"><text:span text:style-name="T1">另外,伊拉克淪陷真相印成小冊子,若以兩千本計,約需兩萬元以上. 目前我們只募得八千元. 所以這回AIT前的站樁勢必無法同時發行小冊子.等錢夠了之後再來印.</text:span></text:p>
      <text:p text:style-name="P4"><text:span text:style-name="T1">不過,各位已經捐過款的人,請不要再捐第二次,一個人一輩子捐一次就夠了. 而且,還是老話,跟我們幾位站樁基本成員彼此認識的,都請勿捐款. 我們不希望給認識的人任何道德壓力.</text:span></text:p>
      <text:p text:style-name="P4"><text:span text:style-name="T1">反倒是非常希望那些從我們網站上學到許多東西或看過許多熱鬧與洋相的陌生人,請你務必記得天下沒有白吃的午餐,趕快把錢捐出來吧.</text:span></text:p>
      <text:p text:style-name="P1"><text:span text:style-name="T1">陳真 | 2009.09.08 18:13 | </text:span><text:span text:style-name="T2">#</text:span></text:p>
      <text:p text:style-name="P2"><text:span text:style-name="T1">今天如果是別人闖入美國的任何一家醫院, 挾持美國的醫護人員或先痛毆一頓再說, 然後把美國病人趕出來, 佔領病房當軍事指揮所, 然後警告美國醫護人員說, 以後凡是治療病患之前必須先確定對方是否是美國人, 如果是的話就必須先通報審查看看這個美國人是不是敵人, 不可擅自為他治療, 否則就視同敵人共犯而必定遭到轟炸或攻擊.</text:span></text:p>
      <text:p text:style-name="P2"><text:span text:style-name="T1">如果別人今天也入侵美國, 並且如此對美國人如法炮製, 美國人難道不會覺得可惡荒唐? 還是覺得這樣做是為了世界和平, 是對的?</text:span></text:p>
      <text:p text:style-name="P2"><text:span text:style-name="T1">在過去多次侵略戰爭中, 美軍有無數前科, 直接轟炸醫院或救護車, 姦殺護士殺害醫護人員及病患, 我對這樣的事之層出不窮感到很憤怒, 不知道別人聽聞此類事情, 心中可有一絲惆悵?</text:span></text:p>
      <text:p text:style-name="P2"><text:span text:style-name="T1">陳真</text:span></text:p>
      <text:p text:style-name="P2"><text:span text:style-name="T1">===============</text:span></text:p>
      <text:p text:style-name="P2"><text:span text:style-name="T1">美軍闖阿富汗醫院 搜叛軍</text:span><text:span text:style-name="T3"><text:line-break/><text:line-break/></text:span><text:span text:style-name="T1">世界新聞網編譯中心 September 07, 2009</text:span><text:span text:style-name="T3"><text:line-break/><text:line-break/></text:span><text:span text:style-name="T1">瑞典慈善機構7日指控，美軍闖入阿富汗中部一家醫院，搜查塔利班（Taliban）叛軍，還綑綁員工。美軍則表示，一切都是為了調查。</text:span></text:p>
      <text:p text:style-name="P2"><text:span text:style-name="T1">上週美軍空襲阿富汗北部，造成多數平民喪生。阿富汗人權團體今天表示，美軍在昆都茲省（Kunduz）空襲2輛被劫持的油罐車，可能造成高達70名平民死亡。轟炸事件發生後，傳出美軍闖入醫院，違反醫療機構中立地位協議的指控。</text:span></text:p>
      <text:p text:style-name="P2"><text:span text:style-name="T1">瑞典阿富汗委員會（Swedish Committee forAfghanistan）今天表示，美軍第10山地師未獲准許，闖入位於喀布爾西南方的華達克省（Wardak）境內該慈善機構的醫院搜索叛軍。</text:span></text:p>
      <text:p text:style-name="P2"><text:span text:style-name="T1">該慈善機構阿富汗地區負責人凡格（Anders Fange）說：「完全無法令人接受。」</text:span></text:p>
      <text:p text:style-name="P2"><text:span text:style-name="T1">美軍於2日深夜闖入醫院搜索塔利班叛軍。凡格說，美軍將門踹開，綑綁4名醫院員工以及2名病患的家屬，還強迫病人離開病床。</text:span></text:p>
      <text:p text:style-name="P2"><text:span text:style-name="T1">凡格說，美軍命令醫院員工，如果有任何受傷激進份子送抵醫院，必須通報聯軍部隊，由軍方決定應否予以治療。</text:span></text:p>
      <text:p text:style-name="P2"><text:span text:style-name="T1">員工拒絕接受此命令。凡格說：「這樣做會讓我們的員工面臨危險，且醫院會成為攻擊目標。」</text:span></text:p>
      <text:p text:style-name="P2"><text:span text:style-name="T1">該慈善機構的網站表示，美軍的行徑不僅違反人權原則，也違反北大西洋公約組織（NATO）部隊與當地慈善機構達成的協議。</text:span></text:p>
      <text:p text:style-name="P1"><text:span text:style-name="T1">陳真 | 2009.09.06 15:56 | </text:span><text:span text:style-name="T2">#</text:span></text:p>
      <text:p text:style-name="P4"><text:span text:style-name="T1">達賴這回來台演講說,他曾訪問蘇聯,官方要他對外表示蘇聯是個愛好和平的國家,達賴拒絕. 但是,達賴卻對(對外)殘暴程度不遑多讓的美國多所稱頌,甚至還接受布希頒獎.</text:span></text:p>
      <text:p text:style-name="P4"><text:span text:style-name="T1">可是,今天如果是賓拉登要頒獎給他,或是三十年前的曼德拉要頒獎給他,他接不接受? 我看肯定不會,可是,現在的賓拉登或過去的曼德拉會比布希更不愛好和平嗎? 當然不會.</text:span></text:p>
      <text:p text:style-name="P4"><text:span text:style-name="T1">這不能導出偽善的結論,畢竟恐怕幾乎所有人都會做出跟達賴相同的反應. 這只能導出人的有限性,連帶地人所闡揚的所謂正義公理愛心等等等之極度有限性.</text:span></text:p>
      <text:p text:style-name="P4"><text:span text:style-name="T1">於是,當有人以一種彷彿全然公義的代言人或榜樣出現在世人面前而無一絲愧色時,免不了會讓人反感. 我看達賴和單國璽會面就有這種感覺,不管是有意無意或主動被動,不但以愛的榜樣自居,而且頓時之間彷彿愛變成了一種可以 "展現" 可以具體言說甚至可以條文化原則化的東西.</text:span></text:p>
      <text:p text:style-name="P4"><text:span text:style-name="T1">André Gide (紀德)說得很對: Believe those who are seeking the truth; doubt those who find it.(相信那些尋覓者,懷疑那些已經找到的.)</text:span></text:p>
      <text:p text:style-name="P4"><text:span text:style-name="T1">達賴和單國璽都是好人,但好人不一定樣樣好,好人所做的也不一定樣樣是好事,好人更不一定擁有著每一個好的想法. 當好人在世時成為一種什麼典範,他的好更顯得可疑.</text:span></text:p>
      <text:p text:style-name="P1"><text:span text:style-name="T1">陳真 | 2009.09.04 23:03 | </text:span><text:span text:style-name="T2">#</text:span></text:p>
      <text:p text:style-name="P2"><text:span text:style-name="T1">達賴是好人,但這類好人的那種行為主義式的良善觀卻令人窒息,在那眼光下,良善化約成一種言語,一種外在行為,甚至一種標準句型.</text:span></text:p>
      <text:p text:style-name="P2"><text:span text:style-name="T1">若此定義說得通,我們將可以迅速製造許多好人,並且把許多壞人給當成好人而好人卻給看成壞人,而所有藝術家大概全都得接受道德改造才行.</text:span></text:p>
      <text:p text:style-name="P2"><text:span text:style-name="T1">你看侯導或阿孝咕,動不動就什麼大懶趴,你看豬哥亮,滿口你爸你娘卡好,而且還賭博賭到傾家蕩產. 至於我小時候的左鄰右舍們,大概都得強制上道德學分課程才行,輔導他們正確的養兒育女方式,不可以動不動就罵什麼夭壽死囝仔膨肚短命,一天可以聽上好幾回,甚至經常看鄰居小孩被打得滿場飛舞.</text:span></text:p>
      <text:p text:style-name="P2"><text:span text:style-name="T1">至於街頭上衝鋒陷陣那些 "衝組",或是一些打工仔,恐怕更是敗類,他們往往滿嘴三字經五字經,有的還加上一個形容詞變成六字經,而且行為不檢,到處亂吐檳榔汁,動不動就打架,吃喝嫖賭樣樣來,既不會說請謝謝對不起,寫字也不會寫什麼 "您",你就你,什麼您的,要我用嘴巴講我也講不出口.</text:span></text:p>
      <text:p text:style-name="P2"><text:span text:style-name="T1">可是,在我看來,這些沒有遵守標準道德句型沒有展現溫良恭儉讓翩翩丰采的人,卻往往是好人. 反之亦然. 越是言語修飾,越是擅於應對進退者,卻往往在品格上令人不敢恭維.</text:span></text:p>
      <text:p text:style-name="P2"><text:span text:style-name="T1">講到這裏,我心中不免要浮現出許多翩翩丰采的候選人,這些人在社會上往往道德地位崇高,但在我看來,他們除了權勢地位高和血壓高之外,我不知道他們道德高在哪.</text:span></text:p>
      <text:p text:style-name="P2"><text:span text:style-name="T1">我在周圍全是妓女戶的環境中長大,暴力充斥,偷搶拐騙,每天入了夜就是上百家江湖賣藝的時間,直到深夜,包括許多賣藥郎中,他們每天講些什麼呢? 當然不是講四書五經,也不是講述蔣公嘉言錄,而是講黃色笑話,講神奇鬼怪,句句耳熟能詳,從小默背在心,至於那些喝招徠觀眾的台詞,我更是朗朗上口.</text:span></text:p>
      <text:p text:style-name="P2"><text:span text:style-name="T1">他們每天做些什麼給大家看呢? 薄紗豔舞當然免不了,內行的更知道幾點來會有特別節目--術語叫 special. 另外也有猴子抽煙猴子騎腳踏車活剝毒蛇或蛇吞雞蛋蛇吞活小雞或毒蛇與貓鼬大戰等各種表演,全是限制級的.</text:span></text:p>
      <text:p text:style-name="P2"><text:span text:style-name="T1">也有叫自己的小孩當眾吃蛔蟲藥,然後當場大便給大家看,果然大出一堆蛔蟲,證明藥效神奇.也有自己表演吞玻璃,然後吃下神奇健胃散之後,據說連玻璃也能消化.</text:span></text:p>
      <text:p text:style-name="P2"><text:span text:style-name="T1">若依聖人們那種行為主義式的良善標準,這一切全是邪惡事物. 也難怪林義雄曾感嘆說他想不通怎麼會有人會喜歡看豬哥亮的歌廳秀. 可是,我就愛看啊,明天晚上十點就又有豬哥亮了,而且我還覺得豬哥亮是個善良的人,高貴不貴</text:span></text:p>
      <text:p text:style-name="P2"><text:span text:style-name="T1">依聖人們的美學及道德標準,所謂真善美就是衣冠楚楚,最好隨時打領帶,講話要說您而不是說你,而且要經常上美術館,聽莫札特,看歌劇,讀聖賢書等等.</text:span></text:p>
      <text:p text:style-name="P2"><text:span text:style-name="T1">我並不排斥後者,但也不排斥前者,我不認為美學或道德是一種行為主義式的東西. 一個作奸犯科的人,照樣有可能是個善良的人,而一個好人好事代表或模範 xx,卻經常一點也不模範.</text:span></text:p>
      <text:p text:style-name="P2"><text:span text:style-name="T1">柏格曼從小因為愛死馬戲團,小時候竟然跟同學瞎掰說什麼畢業後就要跟大家說再見了,因為他爸媽要把他賣給馬戲團四處走江湖.沈從文更慘,不但經常看軍閥殺人,甚至河邊砍掉的死人頭都還能拿來當皮球踢.</text:span></text:p>
      <text:p text:style-name="P2"><text:span text:style-name="T1">若依聖人標準,以上全屬不良教育,但真的是這樣嗎? 我倒覺得台南新町妓女戶這樣一個生活環境,從小帶給我許多樂趣,它教給我的良善道理,遠遠超過學校所教給我的.</text:span></text:p>
      <text:p text:style-name="P2"><text:span text:style-name="T1">老實說,學校似乎只讓我明白什麼是敗德齷齪腐敗和下流,而沒有教給我什麼美麗良善的東西. 至於長大之後到了醫院工作,更見識了什麼叫做人渣什麼叫做無恥混蛋.</text:span></text:p>
      <text:p text:style-name="P2"><text:span text:style-name="T1">依聖人標準,像昆汀塔倫提諾的電影,大概都有害身心,比方說 "無恥混蛋" 這部新片,不管是納粹或反納粹,兩邊都真是有夠混蛋的. 可是,這又怎麼樣? 難道藝術一定要傳達什麼感動人心的偉大道理? 難道像無恥混蛋這樣一部表彰無恥的片不是一首美麗的詩?</text:span></text:p>
      <text:p text:style-name="P2"><text:span text:style-name="T1">難道一首美麗的詩只能用所謂正面的單字組成? 難道美麗還不夠? 難道美麗不就是一切? 難道美麗之外還得載上一個 "道"才行? 所謂文以載道. 但侯孝賢最近就說: "我才不載道",他說他也拍不出那樣的東西.</text:span></text:p>
      <text:p text:style-name="P2"><text:span text:style-name="T1">我不是說我們應當鼓勵大家多多說髒話,或是儘量搬到新町或華西街等風化區居住,更不是叫大家要盡量以夭壽死囝仔膨肚短命罵你的小孩,而是說,美麗也好,良善也罷,它不會藏在特定的表達方式裏頭,就好像一首美麗的詩並不一定由特定哪些所謂正面字眼組成一樣.</text:span></text:p>
      <text:p text:style-name="P2"><text:span text:style-name="T1">美麗或良善更不是一種肉眼可見的言行. 以道德為名去禁錮特定的表達方式是很不道德的. 以優雅為名去污名化特定言行也是很不優雅的,甚至非常醜陋.</text:span></text:p>
      <text:p text:style-name="P2"><text:span text:style-name="T1">很多自認為混得不錯的人,免不了就會以自己為標竿,以為大家都該跟他一樣,比方說聽古典音樂看歌劇講話修飾得很那個,然後說這就是美麗,這就是道德,這就是修養,但我認為這樣一種理解方式,這樣一種看待世界的眼光,恰恰是這三者的反面.</text:span><text:span text:style-name="T3"><text:line-break/></text:span></text:p>
      <text:p text:style-name="P1"><text:span text:style-name="T1">陳真 | 2009.09.03 23:26 | </text:span><text:span text:style-name="T2">#</text:span></text:p>
      <text:p text:style-name="P4"><text:span text:style-name="T1">在台灣,任何一個人只要選擇藍綠任何一種顏色靠,只要靠得夠緊,遲早都會有各種好康的,分享各種權力或特權和利益以及數不清的所謂合法資源. 不管是搞學術或搞生意,都會有人脈照應,資源滾滾.</text:span></text:p>
      <text:p text:style-name="P4"><text:span text:style-name="T1">可是,如果他不願以顏色看世界,那他若不是變成全民公敵就是孤鳥單飛;不管怎麼改朝換代,肯定都會有罪受. 哪天如果共產黨來了,當大家都開始暗中改變顏色和口號,沒有顏色的他照樣會繼續倒楣,繼續孤鳥單飛,搞不好飛入黑牢裏.</text:span></text:p>
      <text:p text:style-name="P4"><text:span text:style-name="T1">看一個人是否值得尊敬,不是看他持有什麼樣的意見或舉著哪一色旗,而是看這個人本身. 但我發現,事實上很少華人如此待人處世,只要旗子顏色不同或立場有異,就視如寇讎或動轍妖魔化.</text:span></text:p>
      <text:p text:style-name="P4"><text:span text:style-name="T1">大陸目前只有一種顏色,乍看團結,哪天若開始有了第二種顏色,勢必也要走上這樣的悲劇. 一個社會要進化到以理性感性看世界而不以顏色論敵我,恐怕需要千百年.</text:span></text:p>
      <text:p text:style-name="P4"><text:span text:style-name="T1">可惜人的一生這麼短,轉眼間白了少年頭,肉眼看不到那麼遙遠的將來了. 就好像種一棵千年樹,當有一天茁壯成蔭,你的墓草都不知道長多高了,甚至灰飛煙滅,如塵一般.</text:span></text:p>
      <text:p text:style-name="P4"><text:span text:style-name="T1">這回跑去聽演講,本來想公開問達賴一個問題,我看他的書好像從來不曾提到海,整天住高山上,不知道他是否見過海? 見著了,面對茫茫大海,心裏想過一些什麼?</text:span></text:p>
      <text:p text:style-name="P4"><text:span text:style-name="T1">二十幾年前我在世界展望會當志工幹部,在高雄小港和前鎮等地,每周帶領數十名原住民小孩玩遊戲聊天寫功課,他們以為工廠前的大排水溝就是海,讓我很驚訝, 我說這不是海啊,海比這個大得多了,大海之大,不只到對街而已.</text:span></text:p>
      <text:p text:style-name="P4"><text:span text:style-name="T1">小朋友們聽了,個個驚呼起哄,說我騙人,彷彿我是在講傳奇故事.我說,用說的不好說海有多大,哪天帶你們去看了就知道.可惜這個理想一直沒能實現.</text:span></text:p>
      <text:p text:style-name="P4"><text:span text:style-name="T1">每個人到了大海面前都是面向著海,就好像面向神明一般,倒沒見過有人到了海邊是背對著海的. 海帶來一種想像,一種安慰,彷彿短暫一生的夢,在海的另一頭仍然有著某種延續.</text:span></text:p>
      <text:p text:style-name="P4"><text:span text:style-name="T1">常想著這些原住民小孩,現在也都長大成人了,不知道見過大海沒? 不知道見著了那一刻心中是否如浪濤澎湃?</text:span></text:p>
      <text:p text:style-name="P1"><text:span text:style-name="T1">陳真 | 2009.09.03 04:13 | </text:span><text:span text:style-name="T2">#</text:span></text:p>
      <text:p text:style-name="P2"><text:span text:style-name="T1">達賴來台一事所引發的諸多爭端,讓我頗感挫折,那天在會場外有人舉牌抗議,斷斷續續傳來衝突叫罵聲,那時我若走過對街去看個究竟,恐怕就會碰到 "自己人",也就是勞動黨及反軍購的朋友們.那肯定就很尷尬了.</text:span></text:p>
      <text:p text:style-name="P2"><text:span text:style-name="T1">跟他們一樣,我也反對政治操弄,但是政治人物不操弄政治,難道你希望他們每天唸阿彌陀佛? 政治本身就是一種操弄,社運不也一樣? 像我們下周五 911 要去 AIT 舉牌,不就是刻意操弄故意挑一個911?</text:span></text:p>
      <text:p text:style-name="P2"><text:span text:style-name="T1">立場不同,抗議當然合情合理,但是,抗議一種立場並不意味著持有該立場者便是妖魔鬼怪. 你可以反對達賴的作法或立場,但硬要把他說成壞人,那也未免離事實太遠. 他若是壞人,我看世上也不可能有好人了.</text:span></text:p>
      <text:p text:style-name="P2"><text:span text:style-name="T1">今天我們反軍購,不就是因為抱持著類似達賴那樣一些想法,所以才會反戰,反對軍火貿易. 一個反軍購的團體去污名化達賴,就好像一所教會去抹黑耶穌一樣,這會讓我很納悶,那你們到底是為了什麼而反軍購? 不就是為了反對戰爭,反對藉諸暴力來解決問題嗎? 而達賴不就是這樣一種思想的當代代表人物.</text:span></text:p>
      <text:p text:style-name="P2"><text:span text:style-name="T1">因為我長期罵民進黨罵美國的關係,認識了不少大陸讀者,彼此相當友好,可是,難道因為達賴我們就又彼此站到了對立面?</text:span></text:p>
      <text:p text:style-name="P2"><text:span text:style-name="T1">人與人不可能凡事都有著同樣的想法,問題是,立場之差異不該因此為敵,否則我們恐怕得跟天下所有人為敵,因為人與人畢竟不可能每件事都有著同樣的想法.</text:span></text:p>
      <text:p text:style-name="P2"><text:span text:style-name="T1">"立場" 只是一種意見,沒有必然的對錯,唯有 "價值" 例如人權,才具有對立性. 也就是說,我能理解也能接受有人抗議達賴的各種主張如西藏自治,但我難以接受更無法理解怎麼會有人硬要把他說成壞人,甚至說成魔鬼.</text:span></text:p>
      <text:p text:style-name="P2"><text:span text:style-name="T1">有個劍橋的學長來自新疆,我們挺合得來,特別是反對美國侵略這一點,更是同志. 但一講起達賴,彼此就尷尬了,我說達賴是我的偶像,他說達賴會吃人肉,把人殺來吃,因此是個混蛋. 但這太誇張了吧,吃人肉?! 或許中共就是這麼胡說八道,硬把他講得跟魔鬼沒兩樣.</text:span></text:p>
      <text:p text:style-name="P2"><text:span text:style-name="T1">這實在很蠢,你可以反對達賴的各種政治主張,但你若要在其人品或人文思想上與之為敵,你幾乎等於是在跟全世界的人為敵. 因為大概只有完全被封鎖消息的人才會相信達賴是壞人.</text:span></text:p>
      <text:p text:style-name="P2"><text:span text:style-name="T1">至於很多國民黨人如邱毅罵達賴是政治和尚,可是,政治和尚有何不好? 我偶而住台南永康,市區往永康路上會經過一座廟叫開元寺,日據時期裏頭有個唸哲學的政治和尚我就挺佩服,叫做林秋梧, 他的一首詩我從小到大一直默背心中,詩云:</text:span></text:p>
      <text:p text:style-name="P2"><text:span text:style-name="T1">菩提一念證三千</text:span><text:span text:style-name="T3"><text:line-break/></text:span><text:span text:style-name="T1">省識時潮最上禪</text:span><text:span text:style-name="T3"><text:line-break/></text:span><text:span text:style-name="T1">體解如來無畏法</text:span><text:span text:style-name="T3"><text:line-break/></text:span><text:span text:style-name="T1">願同弱少鬥強權</text:span></text:p>
      <text:p text:style-name="P2"><text:span text:style-name="T1">他不但是和尚,而且還參與工農運動,參與文協,參與民眾黨,積極反日,而且反迷信,非常有行動力,而且很聰明,雖然只活了三十幾歲,卻留下一種懷念,不折不扣就是個政治和尚不是嗎? 和尚可以不問世事,也可以關心天下事,有何不可?</text:span></text:p>
      <text:p text:style-name="P2"><text:span text:style-name="T1">另一頭則是民進黨,也是很令人尷尬,黨儘可唾棄之,但人卻唾棄不了,就好像我也不會想唾棄哪個共產黨員一樣,雖然我也不喜歡中共;我當然也不會想唾棄勞動黨或反軍購那些朋友.可是,台灣這種環境卻逼得大家好像一定得選邊靠一樣. 只要批評我方就是敵人,只要跟敵人友好,那你也就變成了敵人.</text:span></text:p>
      <text:p text:style-name="P2"><text:span text:style-name="T1">但事實上,不管哪一邊,難道就只是全對與全錯之區分? 難道不是各有對錯?</text:span></text:p>
      <text:p text:style-name="P2"><text:span text:style-name="T1">昨天陳菊打電話來,說若提早一天跟她講,她可以帶我去見達賴,我說下次吧,而且我事實上並沒有想私下見達賴的意思,見著了我也不知道要跟他說什麼,豈不尷尬.</text:span></text:p>
      <text:p text:style-name="P2"><text:span text:style-name="T1">然後說起抗議者之安全隱憂及國民黨之畏懼中共等等,我聽了,百感雜陳,但也只能默然.</text:span></text:p>
      <text:p text:style-name="P2"><text:span text:style-name="T1">我不想選擇任何一邊靠,我只想選擇站在正常人性與基本價值這一邊,誰違反了這兩點,我就批評誰. 但台灣卻完全不是這樣一種自由多元的環境,你只能選擇一種顏色,然後與其它顏色為敵. 問題是,我們根本沒有必要根據顏色來區分敵我. 敵我並不存在,存在的理應只是各種無關對錯的自由選項以及一些基本價值.</text:span></text:p>
      <text:p text:style-name="P3"/>
      <text:p text:style-name="P1"><text:span text:style-name="T1">陳真 | 2009.09.02 12:51 | </text:span><text:span text:style-name="T2">#</text:span></text:p>
      <text:p text:style-name="P4"><text:span text:style-name="T1">蒙田有篇文章寫道,一個出身尊貴的小說家,寫了許多歌頌愛情歌頌單純人性的動人小說; 小說家家裏有很多僕人,僕人們文化水平不高,自慚形穢,但知道主人是個名作家,在外頭挺神氣,動見觀瞻,很仰慕有著這樣一個主人.</text:span></text:p>
      <text:p text:style-name="P4"><text:span text:style-name="T1">但蒙田說,僕人們並不知道,主人恰恰就是在歌頌他們,以他們做為一種靈魂的救贖. 他們無須自慚形穢,反倒是這些靈魂的工程師們理應為自己的流亡身世感到一種悲劇. 他們被上帝流放野外,為這一切與他無關的美麗悲歡做見證.</text:span></text:p>
      <text:p text:style-name="P4"><text:span text:style-name="T1">這或許也是為什麼維根斯坦特別能打動人的原因,因為他知道這樣一種宿命,知道描述與被描述的根本落差,當一切話語思想與藝術毀棄,生命還是存在,依舊燦爛. 對一片葉子再美的描述都比不上葉子本身.</text:span></text:p>
      <text:p text:style-name="P4"><text:span text:style-name="T1">這些號稱偉大的流亡者該怎麼辦呢? 沒辦法怎麼辦,當一切都已註定,就必然會發生,他唯一能做的就是自暴自棄(self-revoking),以一種自我毀壞的方式讓這些無足輕重的描述自生自滅,這些所謂偉大作品唯一能夠被理解的意義就是它們缺乏任何意義.</text:span></text:p>
      <text:p text:style-name="P4"><text:span text:style-name="T1">於是,我從不相信任何概念任何描述的正面價值,它們的唯一價值就是沒有價值;它們如果能夠有什麼價值,這個價值也不會存在於它們本身.</text:span></text:p>
      <text:p text:style-name="P1"><text:a xlink:type="simple" xlink:href="http://palinfo.habago.org/mt-comments.cgi?__mode=red&amp;id=18572"><text:span text:style-name="T2">柳春春阿忠</text:span></text:a><text:span text:style-name="T1"> | 2009.09.02 02:43 | </text:span><text:span text:style-name="T2">#</text:span></text:p>
      <text:p text:style-name="P2"><text:span text:style-name="T1">看到陳真寫的這一句：......只有那些還在路上徘徊找不到回家的路的人,......</text:span><text:span text:style-name="T3"><text:line-break/></text:span><text:span text:style-name="T1">請容阿忠傻笑，呵呵呵呵。沒來由的。的確是有點不太禮貌......。</text:span></text:p>
      <text:p text:style-name="P1"><text:span text:style-name="T1">智巽 | 2009.09.02 02:10 | </text:span><text:span text:style-name="T2">#</text:span></text:p>
      <text:p text:style-name="P4"><text:span text:style-name="T1">我不能理解綠營藍營的理想,但討厭他們的一貫作風</text:span><text:span text:style-name="T3"><text:line-break/></text:span><text:span text:style-name="T1">甚至覺得這種算計幾乎是全民化了,連公司裡面大的小的都做盡這些事</text:span><text:span text:style-name="T3"><text:line-break/></text:span><text:span text:style-name="T1">大家還小的時候就崇拜權力,長大後就把權力當玩具在玩,把人當人頭用來造勢!非常厭煩!</text:span><text:span text:style-name="T3"><text:line-break/></text:span><text:span text:style-name="T1">災後,不管是從政的從商的都在利用災難這我知道</text:span><text:span text:style-name="T3"><text:line-break/></text:span><text:span text:style-name="T1">藍營綠營我都討厭,可是卻有點麻痺了...</text:span><text:span text:style-name="T3"><text:line-break/></text:span><text:span text:style-name="T1">我只為了嘴裡講佛但卻腦子裡滿是政治,市場的人生氣,如果真有這種人,他們很侮辱自己!因為他們起心動念將統獨與勢力優先於"人"</text:span></text:p>
      <text:p text:style-name="P4"><text:span text:style-name="T1">我家是宗教家庭,只有我不虔誠,只是不想讓母親失望而陪她去一貫道佛堂,在那講堂上我的腦裡只有矛盾..漸漸的就這樣長大了</text:span></text:p>
      <text:p text:style-name="P4"><text:span text:style-name="T1">我誤以為那些抗議說"災民只要食宿工作,不要達賴政治"是佛光山的人,也將佛光山等團體跟中華宗教文化交流協會的關係想得太直接了..至於上次發小冊子的那個,太亂七八糟就不想講了</text:span></text:p>
      <text:p text:style-name="P4"><text:span text:style-name="T1">我也只想做個人,好壞不要緊了</text:span><text:span text:style-name="T3"><text:line-break/></text:span><text:span text:style-name="T1">小學時我曾經罵我媽三字經,只因我跟堂弟打架,她要我道歉</text:span><text:span text:style-name="T3"><text:line-break/></text:span><text:span text:style-name="T1">這件事我忘了很多年,讀高職時不經意的發現一個舊舊的不起眼的小本子,是她的痛苦日記本,從歪斜的字體,可以知道每一則的情緒,而我的罪行也記錄在裡面! 只有簡單幾個字而已,讓我很難忘!</text:span></text:p>
      <text:p text:style-name="P4"><text:span text:style-name="T1">長大後.."他媽的"這種等級的還常用,從小用到大的那種於是漸漸變成獨自喃喃自語時的語言,不是為了他人的觀感,只是越來越難以說出口</text:span></text:p>
      <text:p text:style-name="P5"><text:span text:style-name="T1"/></text:p>
      <text:p text:style-name="P5"><text:span text:style-name="T1"><text:line-break/></text:span></text:p>
      <text:p text:style-name="P1"><text:span text:style-name="T1">陳真 | 2009.09.02 01:37 | </text:span><text:span text:style-name="T2">#</text:span></text:p>
      <text:p text:style-name="P2"><text:span text:style-name="T1">樓下的同學大概也有去聽吧. 我也有去,而且身上還帶了本書,提早一個半小時到,準備一邊唸書一邊排隊. 沒想到去到現場才 12:15 竟人山人海,說什麼入場還要票,而且早上十點已經發.</text:span></text:p>
      <text:p text:style-name="P2"><text:span text:style-name="T1">座位只有 500個,另外700個是視訊,等於是跑去那邊看電視. 這700張視訊票才是真正發給觀眾,從12點開始發,聽說發十分鐘就沒了,所以我也沒拿到.</text:span></text:p>
      <text:p text:style-name="P2"><text:span text:style-name="T1">本來想回家算了,有位小姐跑來跟我說有人在左營國中弄了一個視訊,於是我就轉到隔街的左中.</text:span></text:p>
      <text:p text:style-name="P2"><text:span text:style-name="T1">你若看主會場,男女各半或男性稍多,從行頭氣質看,大多相當中產,而且越是坐在前面,越是衣衫鬢影. 光是電視鏡頭掃兩下,我就馬上看到幾個我認識或認得的名流雅士或政客或前朝官員.</text:span></text:p>
      <text:p text:style-name="P2"><text:span text:style-name="T1">令我驚訝的是,連聽佛祖講道都這麼不平等, 不得其門而入上千人如沙丁魚一樣擠在左營國中的那些人,卻90-95% 是婆婆媽媽們. 那地方沒冷氣,簡直熱到爆,而且擠得不能再擠.</text:span></text:p>
      <text:p text:style-name="P2"><text:span text:style-name="T1">這些人看起來大多衣著簡陋,顯然社會人脈不佳,否則早就能拿到票進去吹冷氣了. 而且平均年齡我看至少50歲,董事長在那邊算是幼齒的,而且萬紅叢中一點綠,看不到幾個男的.</text:span></text:p>
      <text:p text:style-name="P2"><text:span text:style-name="T1">我估計這應該是個進香團,非常虔誠,就連達賴在電視上一走出來,竟然也全體自動起立合十膜拜,唯我依然坐在地上,因為哪有人對著電視裏的人起立鞠躬?</text:span></text:p>
      <text:p text:style-name="P2"><text:span text:style-name="T1">你在家裏客廳看電視,看到蔣公在電視中出現,你會站起來立正致敬嗎? 我看這些婆婆媽媽們,簡直就像在拜神明,前後左右幾個歐巴桑甚至還猛抄筆記.</text:span></text:p>
      <text:p text:style-name="P2"><text:span text:style-name="T1">因為電視音效不佳,聽不清楚,我幾乎都沒在聽. 當然,耳朵關不起來,所以大致上還是都有聽到. 大部份時候,我反倒都是在看那些婆婆媽媽的表情動作.</text:span></text:p>
      <text:p text:style-name="P2"><text:span text:style-name="T1">事實上,達賴講的話有啥特別? 需要做筆記嗎? 那些道理本身有什麼特別需要記下來思索的嗎? 今天若不是達賴,換成是另外一個也是大好人,就算他講得再好,誰鳥你?</text:span></text:p>
      <text:p text:style-name="P2"><text:span text:style-name="T1">他講的那些我大概在他書上都讀過,其中有些並不怎麼認同,很像一種 "通俗" 心理學. 比方說佛教雖說 "我心即佛",但反對 "我執",也就是說,"我" 很重要,因為一切萬象由我心所發(這很像叔本華的transcendental idealism--叔本華是西方哲學家中受佛教影響最深的人,進而影響了維根斯坦,還有尼采也是),但 "我" 並不等於 "我執",我執是一種自我膨漲或自私,一切以自我利益為中心.</text:span></text:p>
      <text:p text:style-name="P2"><text:span text:style-name="T1">達賴說,根據醫學研究,這樣一種以自我為中心的人很容易得到心臟病. 但事實上,我看政客們或富裕人家們,一個比一個自我膨漲,但他們心臟卻強壯得很.</text:span></text:p>
      <text:p text:style-name="P2"><text:span text:style-name="T1">達賴類似這樣的通俗心理學言論還包括比方說,從小缺乏家庭缺乏愛的環境,長大後就比較不懂得愛(希望我沒聽錯).</text:span></text:p>
      <text:p text:style-name="P2"><text:span text:style-name="T1">這樣講也不對,現在的小孩在家不都被寵得像個寶嗎? 但他們卻沒有因此而更會利他愛人,反倒變成自我中心的草莓族,只要我喜歡,有什麼不可以;只要我不高興,我管你去死.</text:span></text:p>
      <text:p text:style-name="P2"><text:span text:style-name="T1">企圖對人性提出這樣一些所謂 "科學通則" 是很不對勁的. 這些說法頂多也只是 "有此一説" 而已,而不是什麼科學發現,更不是真理.</text:span></text:p>
      <text:p text:style-name="P2"><text:span text:style-name="T1">會場外頭則有一群人在抗議達賴,不知道是誰,只看到其中一個白布條寫著 "反對政治操弄". 這些人被警察團團圍住,一片混亂.</text:span></text:p>
      <text:p text:style-name="P2"><text:span text:style-name="T1">我也反對政治操弄,但這筆帳不應該算在達賴頭上. 達賴完全不是一個會從事政治算計或政治權謀的人.</text:span></text:p>
      <text:p text:style-name="P2"><text:span text:style-name="T1">藉現有的舞台發聲沒問題,但若要說達賴人品不好,那就太離譜了. 上回我們在建中站樁時有佛教組織(?)來散發一些說什麼達賴是性變態的小冊子,那個團體今天也來了;我看到寫著什麼 "達賴姦淫" 之類的布條.</text:span></text:p>
      <text:p text:style-name="P2"><text:span text:style-name="T1">準備離去時,剛好看到越來越像阿扁的蔡英文走出來,聽群眾之間有人說: 蔡英文說她 "聽完達賴演講,感到內心一片祥和寧靜", 我聽了,差點沒吐出來,因為中午這一頓吃得比較貴,捨不得吐出.</text:span></text:p>
      <text:p text:style-name="P2"><text:span text:style-name="T1">就在記者團團圍住蔡英文的同時,我逆向行走,努力撥開人群,打算趁著人潮湧出前趕緊驅車回家.</text:span></text:p>
      <text:p text:style-name="P2"><text:span text:style-name="T1">很快地上了高速公路,經過善化,下起傾盆大雨. 雖是下班時間,路上卻行車稀少. 越接近中部,車子越少. 來到斗六,已近黃昏,西側天邊掛了一個大大的紅太陽.</text:span></text:p>
      <text:p text:style-name="P2"><text:span text:style-name="T1">下了交流道,我刻意脫離回家的路,拐進鄉間小路. 夕陽也加快了腳步,掉落天際. 幾個黝黑乾癟的老農在果園裏走動,面無表情,漠然於這夕陽美景. 我本想掏出相機拍那稍縱即逝的夕陽,但卻猶豫了.</text:span></text:p>
      <text:p text:style-name="P2"><text:span text:style-name="T1">老農們無視於美景,因為他們就活在那裏頭而成為天地的一部份了,只有那些還在路上徘徊找不到回家的路的人,才會對所謂真善美喋喋不休.</text:span></text:p>
      <text:p text:style-name="P2"><text:span text:style-name="T1">回程中,天色已暗,我一路想著達賴,想著今天場內場外的種種激情,彷彿一幅畫頓時淡了顏色.</text:span><text:span text:style-name="T3"><text:line-break/></text:span></text:p>
      <text:p text:style-name="P1"><text:span text:style-name="T1">無 | 2009.09.01 20:09 | </text:span><text:span text:style-name="T2">#</text:span></text:p>
      <text:p text:style-name="P4"><text:span text:style-name="T1">達賴說,人類的問題不是一兩個國家的問題,和平不是沒有衝突,而是解決衝突,解決衝突就要溝通,尊重別人的想法.簡簡單單幾句話,一字一字鏗鏘有力,真的是再簡單不過的想法,但是因為人類是一種思想是零蛋的特種生物,卻一天到晚說人類是萬物之靈,妙哉異哉嗚呼哀哉.</text:span></text:p>
      <text:p text:style-name="P1"><text:span text:style-name="T1">陳真 | 2009.09.01 10:42 | </text:span><text:span text:style-name="T2">#</text:span></text:p>
      <text:p text:style-name="P2"><text:span text:style-name="T1">有佛教團體抗議嗎? 我以為只有統派. 不管是誰,他們應該去跟民進黨抗議才對,不是抗議達賴.</text:span></text:p>
      <text:p text:style-name="P2"><text:span text:style-name="T1">達賴是那種不會為難他人的人,你不用逼他,他就會自動配合.</text:span></text:p>
      <text:p text:style-name="P2"><text:span text:style-name="T1">至於達賴之平和反應,這點我是很懷疑的,今天我若是萬民矚目的公眾人物,人家要怎麼罵我或抹黑我,我都無所謂,笑咪咪,因為我知道那些攻擊根本傷不了我一根汗毛.</text:span></text:p>
      <text:p text:style-name="P2"><text:span text:style-name="T1">但今天假設達賴不是一個公眾人物,但達賴依然是達賴,有著一模一樣的良善與所謂智慧,當他被抓去比方說刑求,整天打他揍他罵他,而且用盡一切手段傷害他和他的家人,逼迫他做各種卑賤甚至下流的事,而世人根本沒有人認識此人是誰,路過的一見到他立刻皺眉頭,感到很鄙夷.</text:span></text:p>
      <text:p text:style-name="P2"><text:span text:style-name="T1">這時候,你想達賴還會雙手合十笑咪咪嗎? 我想絕對不會,他說不定三字經就出來了,並不是因為他修養不夠,而是因為任何智慧與修養都不會也不該脫離人性,也就是說,當你所扮演的 '角色' 不同時,你自然會有不同的反應.</text:span></text:p>
      <text:p text:style-name="P2"><text:span text:style-name="T1">重點是(放大一億倍): 我並不認為這些不同的言行反應意味著不同的心靈.</text:span></text:p>
      <text:p text:style-name="P2"><text:span text:style-name="T1">甘地說,今天如果他的家人被一群暴徒挾持,在當下發生危險的一刻,若非得要被迫做出選擇時,他手上若有把槍,他也會開槍. 甘地說,或許這是非暴力的一個漏洞.</text:span></text:p>
      <text:p text:style-name="P2"><text:span text:style-name="T1">這或許是 '我們的世界' 之日常生活中的極端例子,但在另一種世界中例如以巴,類似道德困境卻比比皆是.</text:span></text:p>
      <text:p text:style-name="P2"><text:span text:style-name="T1">我要說的是,我並不認為這是 "非暴力" 的一個漏洞,而傾向於認為我們不該以一種行為主義式的眼光看待善惡美醜.</text:span></text:p>
      <text:p text:style-name="P2"><text:span text:style-name="T1">許多人閒閒地站在衝突的一旁觀戰,他儘可表現得雍容華貴,因為戰火不到他,他只是個觀眾,而不是一個戰士,他要怎麼姿態萬千風采優雅地講許多漂亮話都可以,但他不該以為那些復仇者或受冤屈者的反彈或報復意味著他們休養不夠智慧不足. 今天若換成是他,遭受這些委屈的千萬分之一,我看說不定手榴彈都不知道早已扔出幾顆,機關槍恐怕要掃射無數回了.</text:span></text:p>
      <text:p text:style-name="P2"><text:span text:style-name="T1">我很仰慕一行禪師,他也常說我們要平和不要生氣什麼的,但有一次演講,一位觀眾帶點挑釁地問他說,你不回越南幫你的同胞,不去與你的族人同甘共苦,跑到美國來講這些廢話幹嘛?</text:span></text:p>
      <text:p text:style-name="P2"><text:span text:style-name="T1">一行饞師一聽,立即氣得發抖,連話都講不出來,於是要求主持人暫停,跑去演講會場外深呼吸練忍功,半小時後才回到現場繼續回答人家問他的那個挑釁的問題.</text:span></text:p>
      <text:p text:style-name="P2"><text:span text:style-name="T1">這時候,我該笑他修養不夠嗎? 怎麼這樣一問就氣得抓狂,還氣得發抖咧! 要是人家這樣問我,我一點也不會生氣,難道我就可以說我的修養與智慧比他高出大概八層樓? 當然不能這樣看事情.</text:span></text:p>
      <text:p text:style-name="P2"><text:span text:style-name="T1">那要怎麼看呢? 我不會說,我只知道用外在言行去看一個人是完全錯誤的.</text:span></text:p>
      <text:p text:style-name="P2"><text:span text:style-name="T1">曾經有個美國好像是官員吧,第一次見到一行禪師時,他說: "從他推門進來的模樣,我就知道這是一個明白人."</text:span></text:p>
      <text:p text:style-name="P2"><text:span text:style-name="T1">我有個好朋友,非常善良的一個人,從我第一次跟他見面,見他站起來遞一包餅乾給我當見面禮的那個模樣,我也立刻知道眼前這個陌生人是個活菩薩.</text:span></text:p>
      <text:p text:style-name="P2"><text:span text:style-name="T1">之後我在他的單身宿舍,看到他連電視機上都吊著還沒全乾剛洗完的襪子,我還知道他經常五天才洗一次澡,於是我更確信這個行徑粗鄙邋遢的朋友,說不定是哪位法王轉世而來,聖潔而善良,雖然他仍然有可能照樣破口大罵.</text:span></text:p>
      <text:p text:style-name="P2"><text:span text:style-name="T1">一切所謂智慧,不過就是要讓我們成為一個人,而不是成為一個偉人或聖人,世上沒有這樣的怪物. 既然是成為一個 "人",我們就該有基本的人性,而不是什麼連 "卑鄙無恥" 也不該說出口,連 "他媽的" 也不該寫在文章裏(很多雍容華貴的人經常如此 "期許" 我),不該生氣,不該憤怒等等,那還像個人嗎?</text:span></text:p>
      <text:p text:style-name="P1"><text:span text:style-name="T1">智巽 | 2009.09.01 01:10 | </text:span><text:span text:style-name="T2">#</text:span></text:p>
      <text:p text:style-name="P4"><text:span text:style-name="T1">那些抗議的台灣佛教團體實在是唸佛唸到背後去了</text:span><text:span text:style-name="T3"><text:line-break/></text:span><text:span text:style-name="T1">有時我想,長久以來他怎麼忍得住,又怎麼還說得出那種和平的話語..</text:span><text:span text:style-name="T3"><text:line-break/></text:span><text:span text:style-name="T1">那是什麼樣的千錘百鍊跟領悟才能有這種樂觀跟無限的想像力?</text:span><text:span text:style-name="T3"><text:line-break/></text:span><text:span text:style-name="T1">被政治逼迫到這種地步的人還做著如此正直的反抗... 這令我難以想像..</text:span></text:p>
      <text:p text:style-name="P4"><text:span text:style-name="T1">而那些團體竟然黏著他抗議,一點慈悲心都沒有!</text:span><text:span text:style-name="T3"><text:line-break/></text:span><text:span text:style-name="T1">說人家搞政治的論點一定是長久以來被政治化的團體才說得出來的..</text:span><text:span text:style-name="T3"><text:line-break/></text:span><text:span text:style-name="T1">救災如果是為了自己的修行那就不該說自己如何做了對災民最好的事..</text:span><text:span text:style-name="T3"><text:line-break/></text:span><text:span text:style-name="T1">如果只是單純想做點對災民好的話..也不該一天到晚說修行功徳果報!</text:span><text:span text:style-name="T3"><text:line-break/></text:span><text:span text:style-name="T1">這些行為太沒有佛心了,太多政治化的伎倆了</text:span><text:span text:style-name="T3"><text:line-break/></text:span><text:span text:style-name="T1">要搞政治或是搞市場就誠實一點,大家都是凡人.. 好的不學儘學些壞的,有夠需要人家慈悲以對的啦!</text:span></text:p>
      <text:p text:style-name="P4"><text:span text:style-name="T1">我眼裡就只能看到這些骯髒事了,我想我的心都不怎麼乾淨!</text:span><text:span text:style-name="T3"><text:line-break/></text:span><text:span text:style-name="T1">無處發洩..不好意思!</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